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0.16mm"/>
    </style:style>
    <style:style style:name="co5" style:family="table-column">
      <style:table-column-properties fo:break-before="auto" style:column-width="19.67mm"/>
    </style:style>
    <style:style style:name="co6" style:family="table-column">
      <style:table-column-properties fo:break-before="auto" style:column-width="19.17mm"/>
    </style:style>
    <style:style style:name="co7" style:family="table-column">
      <style:table-column-properties fo:break-before="auto" style:column-width="1.23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6pt" fo:font-style="normal" fo:text-shadow="none" style:text-underline-style="none" fo:font-weight="normal" style:font-name-asian="新細明體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number-columns-repeated="2" table:default-cell-style-name="ce21"/>
        <table:table-column table:style-name="co5" table:number-columns-repeated="3" table:default-cell-style-name="ce21"/>
        <table:table-column table:style-name="co6" table:number-columns-repeated="2" table:default-cell-style-name="ce21"/>
        <table:table-column table:style-name="co5" table:number-columns-repeated="2" table:default-cell-style-name="ce21"/>
        <table:table-column table:style-name="co6" table:number-columns-repeated="3" table:default-cell-style-name="ce21"/>
        <table:table-column table:style-name="co7" table:default-cell-style-name="ce39"/>
        <table:table-column table:style-name="co8" table:default-cell-style-name="ce39"/>
        <table:table-column table:style-name="co9" table:number-columns-repeated="240" table:default-cell-style-name="ce39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5-14 住宅與服務業部門能源消費</text:p>
          </table:table-cell>
          <table:covered-table-cell table:number-columns-repeated="14" table:style-name="ce8"/>
          <table:table-cell table:style-name="ce35" table:number-columns-repeated="1009"/>
        </table:table-row>
        <table:table-row table:style-name="ro2">
          <table:table-cell table:style-name="ce2" table:number-columns-repeated="3"/>
          <table:table-cell table:style-name="ce17" table:number-columns-repeated="3"/>
          <table:table-cell table:style-name="ce27" table:number-columns-spanned="5" table:number-rows-spanned="1"/>
          <table:covered-table-cell table:number-columns-repeated="4" table:style-name="ce28"/>
          <table:table-cell table:style-name="ce31" office:value-type="string" calcext:value-type="string" table:number-columns-spanned="4" table:number-rows-spanned="1">
            <text:p>單位：公秉油當量</text:p>
          </table:table-cell>
          <table:covered-table-cell table:number-columns-repeated="3" table:style-name="ce31"/>
          <table:table-cell table:style-name="ce36" table:number-columns-repeated="1009"/>
        </table:table-row>
        <table:table-row table:style-name="ro2">
          <table:table-cell table:style-name="ce3" office:value-type="string" calcext:value-type="string" table:number-columns-spanned="3" table:number-rows-spanned="2">
            <text:p>年　　　月</text:p>
          </table:table-cell>
          <table:covered-table-cell table:number-columns-repeated="2" table:style-name="ce9"/>
          <table:table-cell table:style-name="ce3" office:value-type="string" calcext:value-type="string" table:number-columns-spanned="1" table:number-rows-spanned="2">
            <text:p>住宅部門</text:p>
          </table:table-cell>
          <table:table-cell table:style-name="ce22" office:value-type="string" calcext:value-type="string" table:number-columns-spanned="11" table:number-rows-spanned="1">
            <text:p>服務業部門</text:p>
          </table:table-cell>
          <table:covered-table-cell table:number-columns-repeated="10" table:style-name="ce22"/>
          <table:table-cell table:style-name="ce36" table:number-columns-repeated="1009"/>
        </table:table-row>
        <table:table-row table:style-name="ro3">
          <table:covered-table-cell table:number-columns-repeated="4" table:style-name="ce3"/>
          <table:table-cell table:style-name="ce3" office:value-type="string" calcext:value-type="string">
            <text:p>合計</text:p>
          </table:table-cell>
          <table:table-cell table:style-name="ce26" office:value-type="string" calcext:value-type="string">
            <text:p>批發</text:p>
            <text:p>零售業</text:p>
          </table:table-cell>
          <table:table-cell table:style-name="ce26" office:value-type="string" calcext:value-type="string">
            <text:p>住宿</text:p>
            <text:p>餐飲業</text:p>
          </table:table-cell>
          <table:table-cell table:style-name="ce26" office:value-type="string" calcext:value-type="string">
            <text:p>運輸</text:p>
            <text:p>服務業</text:p>
          </table:table-cell>
          <table:table-cell table:style-name="ce29" office:value-type="string" calcext:value-type="string">
            <text:p>倉儲業</text:p>
          </table:table-cell>
          <table:table-cell table:style-name="ce29" office:value-type="string" calcext:value-type="string">
            <text:p>通信業</text:p>
          </table:table-cell>
          <table:table-cell table:style-name="ce30" office:value-type="string" calcext:value-type="string">
            <text:p>金融保險及</text:p>
            <text:p>不動產業</text:p>
          </table:table-cell>
          <table:table-cell table:style-name="ce30" office:value-type="string" calcext:value-type="string">
            <text:p>工商</text:p>
            <text:p>服務業</text:p>
          </table:table-cell>
          <table:table-cell table:style-name="ce30" office:value-type="string" calcext:value-type="string">
            <text:p>社會及</text:p>
            <text:p>個人服務</text:p>
          </table:table-cell>
          <table:table-cell table:style-name="ce3" office:value-type="string" calcext:value-type="string">
            <text:p>公共行政</text:p>
          </table:table-cell>
          <table:table-cell table:style-name="ce3" office:value-type="string" calcext:value-type="string">
            <text:p>其他</text:p>
          </table:table-cell>
          <table:table-cell table:style-name="ce37" table:number-columns-repeated="3"/>
          <table:table-cell table:style-name="ce40" table:number-columns-repeated="1006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3"/>
          <table:table-cell table:style-name="ce18" office:value-type="float" office:value="5861639.35001" calcext:value-type="float">
            <text:p><text:s/>5,861,639 <text:s/></text:p>
          </table:table-cell>
          <table:table-cell table:style-name="ce23" office:value-type="float" office:value="4953830.76610222" calcext:value-type="float">
            <text:p><text:s/>4,953,831 <text:s/></text:p>
          </table:table-cell>
          <table:table-cell table:style-name="ce23" office:value-type="float" office:value="512483.365208889" calcext:value-type="float">
            <text:p><text:s/>512,483 <text:s/></text:p>
          </table:table-cell>
          <table:table-cell table:style-name="ce23" office:value-type="float" office:value="776641.520245556" calcext:value-type="float">
            <text:p><text:s/>776,642 <text:s/></text:p>
          </table:table-cell>
          <table:table-cell table:style-name="ce23" office:value-type="float" office:value="89080.3549088889" calcext:value-type="float">
            <text:p><text:s/>89,080 <text:s/></text:p>
          </table:table-cell>
          <table:table-cell table:style-name="ce23" office:value-type="float" office:value="67421.3441866667" calcext:value-type="float">
            <text:p><text:s/>67,421 <text:s/></text:p>
          </table:table-cell>
          <table:table-cell table:style-name="ce23" office:value-type="float" office:value="136915.162388889" calcext:value-type="float">
            <text:p><text:s/>136,915 <text:s/></text:p>
          </table:table-cell>
          <table:table-cell table:style-name="ce23" office:value-type="float" office:value="106750.479455556" calcext:value-type="float">
            <text:p><text:s/>106,750 <text:s/></text:p>
          </table:table-cell>
          <table:table-cell table:style-name="ce23" office:value-type="float" office:value="62417.9071288889" calcext:value-type="float">
            <text:p><text:s/>62,418 <text:s/></text:p>
          </table:table-cell>
          <table:table-cell table:style-name="ce23" office:value-type="float" office:value="638475.376366667" calcext:value-type="float">
            <text:p><text:s/>638,475 <text:s/></text:p>
          </table:table-cell>
          <table:table-cell table:style-name="ce23" office:value-type="float" office:value="956010.98176" calcext:value-type="float">
            <text:p><text:s/>956,011 <text:s/></text:p>
          </table:table-cell>
          <table:table-cell table:style-name="ce32" office:value-type="float" office:value="1607634.27445222" calcext:value-type="float">
            <text:p><text:s/>1,607,634 <text:s/></text:p>
          </table:table-cell>
          <table:table-cell table:style-name="ce3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4"/>
          <table:table-cell table:style-name="ce19" office:value-type="float" office:value="6028621.55514222" calcext:value-type="float">
            <text:p><text:s/>6,028,622 <text:s/></text:p>
          </table:table-cell>
          <table:table-cell table:style-name="ce24" office:value-type="float" office:value="5305709.73748889" calcext:value-type="float">
            <text:p><text:s/>5,305,710 <text:s/></text:p>
          </table:table-cell>
          <table:table-cell table:style-name="ce24" office:value-type="float" office:value="536202.817853333" calcext:value-type="float">
            <text:p><text:s/>536,203 <text:s/></text:p>
          </table:table-cell>
          <table:table-cell table:style-name="ce24" office:value-type="float" office:value="911780.038413333" calcext:value-type="float">
            <text:p><text:s/>911,780 <text:s/></text:p>
          </table:table-cell>
          <table:table-cell table:style-name="ce24" office:value-type="float" office:value="94551.0711222222" calcext:value-type="float">
            <text:p><text:s/>94,551 <text:s/></text:p>
          </table:table-cell>
          <table:table-cell table:style-name="ce24" office:value-type="float" office:value="69681.5647788889" calcext:value-type="float">
            <text:p><text:s/>69,682 <text:s/></text:p>
          </table:table-cell>
          <table:table-cell table:style-name="ce24" office:value-type="float" office:value="138741.076028889" calcext:value-type="float">
            <text:p><text:s/>138,741 <text:s/></text:p>
          </table:table-cell>
          <table:table-cell table:style-name="ce24" office:value-type="float" office:value="111057.44598" calcext:value-type="float">
            <text:p><text:s/>111,057 <text:s/></text:p>
          </table:table-cell>
          <table:table-cell table:style-name="ce24" office:value-type="float" office:value="71176.5508511111" calcext:value-type="float">
            <text:p><text:s/>71,177 <text:s/></text:p>
          </table:table-cell>
          <table:table-cell table:style-name="ce24" office:value-type="float" office:value="704317.07134" calcext:value-type="float">
            <text:p><text:s/>704,317 <text:s/></text:p>
          </table:table-cell>
          <table:table-cell table:style-name="ce24" office:value-type="float" office:value="1011768.02212" calcext:value-type="float">
            <text:p><text:s/>1,011,768 <text:s/></text:p>
          </table:table-cell>
          <table:table-cell table:style-name="ce33" office:value-type="float" office:value="1656434.07900111" calcext:value-type="float">
            <text:p><text:s/>1,656,434 <text:s/></text:p>
          </table:table-cell>
          <table:table-cell table:style-name="ce3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4"/>
          <table:table-cell table:style-name="ce19" office:value-type="float" office:value="6122003.94265667" calcext:value-type="float">
            <text:p><text:s/>6,122,004 <text:s/></text:p>
          </table:table-cell>
          <table:table-cell table:style-name="ce24" office:value-type="float" office:value="5551056.18660111" calcext:value-type="float">
            <text:p><text:s/>5,551,056 <text:s/></text:p>
          </table:table-cell>
          <table:table-cell table:style-name="ce24" office:value-type="float" office:value="567199.212384444" calcext:value-type="float">
            <text:p><text:s/>567,199 <text:s/></text:p>
          </table:table-cell>
          <table:table-cell table:style-name="ce24" office:value-type="float" office:value="1000069.96235556" calcext:value-type="float">
            <text:p><text:s/>1,000,070 <text:s/></text:p>
          </table:table-cell>
          <table:table-cell table:style-name="ce24" office:value-type="float" office:value="96744.3620044444" calcext:value-type="float">
            <text:p><text:s/>96,744 <text:s/></text:p>
          </table:table-cell>
          <table:table-cell table:style-name="ce24" office:value-type="float" office:value="71639.2474522222" calcext:value-type="float">
            <text:p><text:s/>71,639 <text:s/></text:p>
          </table:table-cell>
          <table:table-cell table:style-name="ce24" office:value-type="float" office:value="140557.413204444" calcext:value-type="float">
            <text:p><text:s/>140,557 <text:s/></text:p>
          </table:table-cell>
          <table:table-cell table:style-name="ce24" office:value-type="float" office:value="110937.726246667" calcext:value-type="float">
            <text:p><text:s/>110,938 <text:s/></text:p>
          </table:table-cell>
          <table:table-cell table:style-name="ce24" office:value-type="float" office:value="80978.3109333333" calcext:value-type="float">
            <text:p><text:s/>80,978 <text:s/></text:p>
          </table:table-cell>
          <table:table-cell table:style-name="ce24" office:value-type="float" office:value="753140.67792" calcext:value-type="float">
            <text:p><text:s/>753,141 <text:s/></text:p>
          </table:table-cell>
          <table:table-cell table:style-name="ce24" office:value-type="float" office:value="927462.185024445" calcext:value-type="float">
            <text:p><text:s/>927,462 <text:s/></text:p>
          </table:table-cell>
          <table:table-cell table:style-name="ce33" office:value-type="float" office:value="1802327.08907556" calcext:value-type="float">
            <text:p><text:s/>1,802,327 <text:s/></text:p>
          </table:table-cell>
          <table:table-cell table:style-name="ce3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4"/>
          <table:table-cell table:style-name="ce19" office:value-type="float" office:value="6432813.56522" calcext:value-type="float">
            <text:p><text:s/>6,432,814 <text:s/></text:p>
          </table:table-cell>
          <table:table-cell table:style-name="ce24" office:value-type="float" office:value="5818909.67722333" calcext:value-type="float">
            <text:p><text:s/>5,818,910 <text:s/></text:p>
          </table:table-cell>
          <table:table-cell table:style-name="ce24" office:value-type="float" office:value="594015.884508889" calcext:value-type="float">
            <text:p><text:s/>594,016 <text:s/></text:p>
          </table:table-cell>
          <table:table-cell table:style-name="ce24" office:value-type="float" office:value="1112011.67384" calcext:value-type="float">
            <text:p><text:s/>1,112,012 <text:s/></text:p>
          </table:table-cell>
          <table:table-cell table:style-name="ce24" office:value-type="float" office:value="100818.688331111" calcext:value-type="float">
            <text:p><text:s/>100,819 <text:s/></text:p>
          </table:table-cell>
          <table:table-cell table:style-name="ce24" office:value-type="float" office:value="74864.9011233333" calcext:value-type="float">
            <text:p><text:s/>74,865 <text:s/></text:p>
          </table:table-cell>
          <table:table-cell table:style-name="ce24" office:value-type="float" office:value="146474.65978" calcext:value-type="float">
            <text:p><text:s/>146,475 <text:s/></text:p>
          </table:table-cell>
          <table:table-cell table:style-name="ce24" office:value-type="float" office:value="115946.729008889" calcext:value-type="float">
            <text:p><text:s/>115,947 <text:s/></text:p>
          </table:table-cell>
          <table:table-cell table:style-name="ce24" office:value-type="float" office:value="87799.0931488889" calcext:value-type="float">
            <text:p><text:s/>87,799 <text:s/></text:p>
          </table:table-cell>
          <table:table-cell table:style-name="ce24" office:value-type="float" office:value="792576.832497778" calcext:value-type="float">
            <text:p><text:s/>792,577 <text:s/></text:p>
          </table:table-cell>
          <table:table-cell table:style-name="ce24" office:value-type="float" office:value="982027.601184445" calcext:value-type="float">
            <text:p><text:s/>982,028 <text:s/></text:p>
          </table:table-cell>
          <table:table-cell table:style-name="ce33" office:value-type="float" office:value="1812373.6138" calcext:value-type="float">
            <text:p><text:s/>1,812,374 <text:s/></text:p>
          </table:table-cell>
          <table:table-cell table:style-name="ce3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4"/>
          <table:table-cell table:style-name="ce19" office:value-type="float" office:value="6363689.05493" calcext:value-type="float">
            <text:p><text:s/>6,363,689 <text:s/></text:p>
          </table:table-cell>
          <table:table-cell table:style-name="ce24" office:value-type="float" office:value="5971969.02536889" calcext:value-type="float">
            <text:p><text:s/>5,971,969 <text:s/></text:p>
          </table:table-cell>
          <table:table-cell table:style-name="ce24" office:value-type="float" office:value="601701.752191111" calcext:value-type="float">
            <text:p><text:s/>601,702 <text:s/></text:p>
          </table:table-cell>
          <table:table-cell table:style-name="ce24" office:value-type="float" office:value="1153092.19599333" calcext:value-type="float">
            <text:p><text:s/>1,153,092 <text:s/></text:p>
          </table:table-cell>
          <table:table-cell table:style-name="ce24" office:value-type="float" office:value="120005.976442222" calcext:value-type="float">
            <text:p><text:s/>120,006 <text:s/></text:p>
          </table:table-cell>
          <table:table-cell table:style-name="ce24" office:value-type="float" office:value="79014.6033611111" calcext:value-type="float">
            <text:p><text:s/>79,015 <text:s/></text:p>
          </table:table-cell>
          <table:table-cell table:style-name="ce24" office:value-type="float" office:value="148034.430953333" calcext:value-type="float">
            <text:p><text:s/>148,034 <text:s/></text:p>
          </table:table-cell>
          <table:table-cell table:style-name="ce24" office:value-type="float" office:value="117445.034207778" calcext:value-type="float">
            <text:p><text:s/>117,445 <text:s/></text:p>
          </table:table-cell>
          <table:table-cell table:style-name="ce24" office:value-type="float" office:value="93264.2279333333" calcext:value-type="float">
            <text:p><text:s/>93,264 <text:s/></text:p>
          </table:table-cell>
          <table:table-cell table:style-name="ce24" office:value-type="float" office:value="823501.669511111" calcext:value-type="float">
            <text:p><text:s/>823,502 <text:s/></text:p>
          </table:table-cell>
          <table:table-cell table:style-name="ce24" office:value-type="float" office:value="979044.616931111" calcext:value-type="float">
            <text:p><text:s/>979,045 <text:s/></text:p>
          </table:table-cell>
          <table:table-cell table:style-name="ce33" office:value-type="float" office:value="1856864.51784444" calcext:value-type="float">
            <text:p><text:s/>1,856,865 <text:s/></text:p>
          </table:table-cell>
          <table:table-cell table:style-name="ce3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4"/>
          <table:table-cell table:style-name="ce19" office:value-type="float" office:value="6436531.78055889" calcext:value-type="float">
            <text:p><text:s/>6,436,532 <text:s/></text:p>
          </table:table-cell>
          <table:table-cell table:style-name="ce24" office:value-type="float" office:value="5973462.40856778" calcext:value-type="float">
            <text:p><text:s/>5,973,462 <text:s/></text:p>
          </table:table-cell>
          <table:table-cell table:style-name="ce24" office:value-type="float" office:value="602217.362611111" calcext:value-type="float">
            <text:p><text:s/>602,217 <text:s/></text:p>
          </table:table-cell>
          <table:table-cell table:style-name="ce24" office:value-type="float" office:value="1158264.32495667" calcext:value-type="float">
            <text:p><text:s/>1,158,264 <text:s/></text:p>
          </table:table-cell>
          <table:table-cell table:style-name="ce24" office:value-type="float" office:value="117384.902344444" calcext:value-type="float">
            <text:p><text:s/>117,385 <text:s/></text:p>
          </table:table-cell>
          <table:table-cell table:style-name="ce24" office:value-type="float" office:value="80425.9047666667" calcext:value-type="float">
            <text:p><text:s/>80,426 <text:s/></text:p>
          </table:table-cell>
          <table:table-cell table:style-name="ce24" office:value-type="float" office:value="150572.817573333" calcext:value-type="float">
            <text:p><text:s/>150,573 <text:s/></text:p>
          </table:table-cell>
          <table:table-cell table:style-name="ce24" office:value-type="float" office:value="117393.819626667" calcext:value-type="float">
            <text:p><text:s/>117,394 <text:s/></text:p>
          </table:table-cell>
          <table:table-cell table:style-name="ce24" office:value-type="float" office:value="98444.87338" calcext:value-type="float">
            <text:p><text:s/>98,445 <text:s/></text:p>
          </table:table-cell>
          <table:table-cell table:style-name="ce24" office:value-type="float" office:value="827462.109742222" calcext:value-type="float">
            <text:p><text:s/>827,462 <text:s/></text:p>
          </table:table-cell>
          <table:table-cell table:style-name="ce24" office:value-type="float" office:value="991229.95116" calcext:value-type="float">
            <text:p><text:s/>991,230 <text:s/></text:p>
          </table:table-cell>
          <table:table-cell table:style-name="ce33" office:value-type="float" office:value="1830066.34240667" calcext:value-type="float">
            <text:p><text:s/>1,830,066 <text:s/></text:p>
          </table:table-cell>
          <table:table-cell table:style-name="ce38" table:number-columns-repeated="3"/>
          <table:table-cell table:number-columns-repeated="1006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4"/>
          <table:table-cell table:style-name="ce19" office:value-type="float" office:value="6387028.83681022" calcext:value-type="float">
            <text:p><text:s/>6,387,029 <text:s/></text:p>
          </table:table-cell>
          <table:table-cell table:style-name="ce24" office:value-type="float" office:value="5972112.08810978" calcext:value-type="float">
            <text:p><text:s/>5,972,112 <text:s/></text:p>
          </table:table-cell>
          <table:table-cell table:style-name="ce24" office:value-type="float" office:value="575228.34448" calcext:value-type="float">
            <text:p><text:s/>575,228 <text:s/></text:p>
          </table:table-cell>
          <table:table-cell table:style-name="ce24" office:value-type="float" office:value="1183229.91452333" calcext:value-type="float">
            <text:p><text:s/>1,183,230 <text:s/></text:p>
          </table:table-cell>
          <table:table-cell table:style-name="ce24" office:value-type="float" office:value="124601.090246667" calcext:value-type="float">
            <text:p><text:s/>124,601 <text:s/></text:p>
          </table:table-cell>
          <table:table-cell table:style-name="ce24" office:value-type="float" office:value="80352.8742922222" calcext:value-type="float">
            <text:p><text:s/>80,353 <text:s/></text:p>
          </table:table-cell>
          <table:table-cell table:style-name="ce24" office:value-type="float" office:value="149573.963455556" calcext:value-type="float">
            <text:p><text:s/>149,574 <text:s/></text:p>
          </table:table-cell>
          <table:table-cell table:style-name="ce24" office:value-type="float" office:value="115833.299346667" calcext:value-type="float">
            <text:p><text:s/>115,833 <text:s/></text:p>
          </table:table-cell>
          <table:table-cell table:style-name="ce24" office:value-type="float" office:value="101951.196006667" calcext:value-type="float">
            <text:p><text:s/>101,951 <text:s/></text:p>
          </table:table-cell>
          <table:table-cell table:style-name="ce24" office:value-type="float" office:value="829604.846006667" calcext:value-type="float">
            <text:p><text:s/>829,605 <text:s/></text:p>
          </table:table-cell>
          <table:table-cell table:style-name="ce24" office:value-type="float" office:value="973521.702398667" calcext:value-type="float">
            <text:p><text:s/>973,522 <text:s/></text:p>
          </table:table-cell>
          <table:table-cell table:style-name="ce33" office:value-type="float" office:value="1838214.85735333" calcext:value-type="float">
            <text:p><text:s/>1,838,215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4"/>
          <table:table-cell table:style-name="ce19" office:value-type="float" office:value="6434664.0992112" calcext:value-type="float">
            <text:p><text:s/>6,434,664 <text:s/></text:p>
          </table:table-cell>
          <table:table-cell table:style-name="ce24" office:value-type="float" office:value="5854132.68335753" calcext:value-type="float">
            <text:p><text:s/>5,854,133 <text:s/></text:p>
          </table:table-cell>
          <table:table-cell table:style-name="ce24" office:value-type="float" office:value="544746.561144444" calcext:value-type="float">
            <text:p><text:s/>544,747 <text:s/></text:p>
          </table:table-cell>
          <table:table-cell table:style-name="ce24" office:value-type="float" office:value="1189377.42162109" calcext:value-type="float">
            <text:p><text:s/>1,189,377 <text:s/></text:p>
          </table:table-cell>
          <table:table-cell table:style-name="ce24" office:value-type="float" office:value="122447.381393333" calcext:value-type="float">
            <text:p><text:s/>122,447 <text:s/></text:p>
          </table:table-cell>
          <table:table-cell table:style-name="ce24" office:value-type="float" office:value="76871.62436" calcext:value-type="float">
            <text:p><text:s/>76,872 <text:s/></text:p>
          </table:table-cell>
          <table:table-cell table:style-name="ce24" office:value-type="float" office:value="147186.955362222" calcext:value-type="float">
            <text:p><text:s/>147,187 <text:s/></text:p>
          </table:table-cell>
          <table:table-cell table:style-name="ce24" office:value-type="float" office:value="113620.900346667" calcext:value-type="float">
            <text:p><text:s/>113,621 <text:s/></text:p>
          </table:table-cell>
          <table:table-cell table:style-name="ce24" office:value-type="float" office:value="104569.240113333" calcext:value-type="float">
            <text:p><text:s/>104,569 <text:s/></text:p>
          </table:table-cell>
          <table:table-cell table:style-name="ce24" office:value-type="float" office:value="821950.802957778" calcext:value-type="float">
            <text:p><text:s/>821,951 <text:s/></text:p>
          </table:table-cell>
          <table:table-cell table:style-name="ce24" office:value-type="float" office:value="984009.818656445" calcext:value-type="float">
            <text:p><text:s/>984,010 <text:s/></text:p>
          </table:table-cell>
          <table:table-cell table:style-name="ce33" office:value-type="float" office:value="1749351.97740222" calcext:value-type="float">
            <text:p><text:s/>1,749,352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4"/>
          <table:table-cell table:style-name="ce19" office:value-type="float" office:value="6394043.24442559" calcext:value-type="float">
            <text:p><text:s/>6,394,043 <text:s/></text:p>
          </table:table-cell>
          <table:table-cell table:style-name="ce24" office:value-type="float" office:value="6014497.78198913" calcext:value-type="float">
            <text:p><text:s/>6,014,498 <text:s/></text:p>
          </table:table-cell>
          <table:table-cell table:style-name="ce24" office:value-type="float" office:value="538035.989457778" calcext:value-type="float">
            <text:p><text:s/>538,036 <text:s/></text:p>
          </table:table-cell>
          <table:table-cell table:style-name="ce24" office:value-type="float" office:value="1257711.54751024" calcext:value-type="float">
            <text:p><text:s/>1,257,712 <text:s/></text:p>
          </table:table-cell>
          <table:table-cell table:style-name="ce24" office:value-type="float" office:value="131119.922644444" calcext:value-type="float">
            <text:p><text:s/>131,120 <text:s/></text:p>
          </table:table-cell>
          <table:table-cell table:style-name="ce24" office:value-type="float" office:value="80692.9771444445" calcext:value-type="float">
            <text:p><text:s/>80,693 <text:s/></text:p>
          </table:table-cell>
          <table:table-cell table:style-name="ce24" office:value-type="float" office:value="145630.925515556" calcext:value-type="float">
            <text:p><text:s/>145,631 <text:s/></text:p>
          </table:table-cell>
          <table:table-cell table:style-name="ce24" office:value-type="float" office:value="113702.780496667" calcext:value-type="float">
            <text:p><text:s/>113,703 <text:s/></text:p>
          </table:table-cell>
          <table:table-cell table:style-name="ce24" office:value-type="float" office:value="110880.21796" calcext:value-type="float">
            <text:p><text:s/>110,880 <text:s/></text:p>
          </table:table-cell>
          <table:table-cell table:style-name="ce24" office:value-type="float" office:value="837087.307995556" calcext:value-type="float">
            <text:p><text:s/>837,087 <text:s/></text:p>
          </table:table-cell>
          <table:table-cell table:style-name="ce24" office:value-type="float" office:value="915138.747884445" calcext:value-type="float">
            <text:p><text:s/>915,139 <text:s/></text:p>
          </table:table-cell>
          <table:table-cell table:style-name="ce33" office:value-type="float" office:value="1884497.36538" calcext:value-type="float">
            <text:p><text:s/>1,884,497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4"/>
          <table:table-cell table:style-name="ce19" office:value-type="float" office:value="6456504.08503994" calcext:value-type="float">
            <text:p><text:s/>6,456,504 <text:s/></text:p>
          </table:table-cell>
          <table:table-cell table:style-name="ce24" office:value-type="float" office:value="5878585.73528753" calcext:value-type="float">
            <text:p><text:s/>5,878,586 <text:s/></text:p>
          </table:table-cell>
          <table:table-cell table:style-name="ce24" office:value-type="float" office:value="521875.662473333" calcext:value-type="float">
            <text:p><text:s/>521,876 <text:s/></text:p>
          </table:table-cell>
          <table:table-cell table:style-name="ce24" office:value-type="float" office:value="1155547.54209331" calcext:value-type="float">
            <text:p><text:s/>1,155,548 <text:s/></text:p>
          </table:table-cell>
          <table:table-cell table:style-name="ce24" office:value-type="float" office:value="131561.396302222" calcext:value-type="float">
            <text:p><text:s/>131,561 <text:s/></text:p>
          </table:table-cell>
          <table:table-cell table:style-name="ce24" office:value-type="float" office:value="81676.11452" calcext:value-type="float">
            <text:p><text:s/>81,676 <text:s/></text:p>
          </table:table-cell>
          <table:table-cell table:style-name="ce24" office:value-type="float" office:value="145384.475611111" calcext:value-type="float">
            <text:p><text:s/>145,384 <text:s/></text:p>
          </table:table-cell>
          <table:table-cell table:style-name="ce24" office:value-type="float" office:value="112415.221368889" calcext:value-type="float">
            <text:p><text:s/>112,415 <text:s/></text:p>
          </table:table-cell>
          <table:table-cell table:style-name="ce24" office:value-type="float" office:value="113219.766451111" calcext:value-type="float">
            <text:p><text:s/>113,220 <text:s/></text:p>
          </table:table-cell>
          <table:table-cell table:style-name="ce24" office:value-type="float" office:value="823467.719731111" calcext:value-type="float">
            <text:p><text:s/>823,468 <text:s/></text:p>
          </table:table-cell>
          <table:table-cell table:style-name="ce24" office:value-type="float" office:value="905478.697369778" calcext:value-type="float">
            <text:p><text:s/>905,479 <text:s/></text:p>
          </table:table-cell>
          <table:table-cell table:style-name="ce33" office:value-type="float" office:value="1887959.13936667" calcext:value-type="float">
            <text:p><text:s/>1,887,959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4"/>
          <table:table-cell table:style-name="ce19" office:value-type="float" office:value="6293941.70703167" calcext:value-type="float">
            <text:p><text:s/>6,293,942 <text:s/></text:p>
          </table:table-cell>
          <table:table-cell table:style-name="ce24" office:value-type="float" office:value="5771873.63588426" calcext:value-type="float">
            <text:p><text:s/>5,771,874 <text:s/></text:p>
          </table:table-cell>
          <table:table-cell table:style-name="ce24" office:value-type="float" office:value="513357.981864445" calcext:value-type="float">
            <text:p><text:s/>513,358 <text:s/></text:p>
          </table:table-cell>
          <table:table-cell table:style-name="ce24" office:value-type="float" office:value="1073629.7429736" calcext:value-type="float">
            <text:p><text:s/>1,073,630 <text:s/></text:p>
          </table:table-cell>
          <table:table-cell table:style-name="ce24" office:value-type="float" office:value="134973.288693333" calcext:value-type="float">
            <text:p><text:s/>134,973 <text:s/></text:p>
          </table:table-cell>
          <table:table-cell table:style-name="ce24" office:value-type="float" office:value="84244.2441177778" calcext:value-type="float">
            <text:p><text:s/>84,244 <text:s/></text:p>
          </table:table-cell>
          <table:table-cell table:style-name="ce24" office:value-type="float" office:value="146799.564833333" calcext:value-type="float">
            <text:p><text:s/>146,800 <text:s/></text:p>
          </table:table-cell>
          <table:table-cell table:style-name="ce24" office:value-type="float" office:value="109372.725755556" calcext:value-type="float">
            <text:p><text:s/>109,373 <text:s/></text:p>
          </table:table-cell>
          <table:table-cell table:style-name="ce24" office:value-type="float" office:value="114141.025302222" calcext:value-type="float">
            <text:p><text:s/>114,141 <text:s/></text:p>
          </table:table-cell>
          <table:table-cell table:style-name="ce24" office:value-type="float" office:value="816207.068097778" calcext:value-type="float">
            <text:p><text:s/>816,207 <text:s/></text:p>
          </table:table-cell>
          <table:table-cell table:style-name="ce24" office:value-type="float" office:value="895884.402144" calcext:value-type="float">
            <text:p><text:s/>895,884 <text:s/></text:p>
          </table:table-cell>
          <table:table-cell table:style-name="ce33" office:value-type="float" office:value="1883263.59210222" calcext:value-type="float">
            <text:p><text:s/>1,883,26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4"/>
          <table:table-cell table:style-name="ce19" office:value-type="float" office:value="6240068.9977231" calcext:value-type="float">
            <text:p><text:s/>6,240,069 <text:s/></text:p>
          </table:table-cell>
          <table:table-cell table:style-name="ce24" office:value-type="float" office:value="5858305.85241307" calcext:value-type="float">
            <text:p><text:s/>5,858,306 <text:s/></text:p>
          </table:table-cell>
          <table:table-cell table:style-name="ce24" office:value-type="float" office:value="508391.287217778" calcext:value-type="float">
            <text:p><text:s/>508,391 <text:s/></text:p>
          </table:table-cell>
          <table:table-cell table:style-name="ce24" office:value-type="float" office:value="1111322.38681329" calcext:value-type="float">
            <text:p><text:s/>1,111,322 <text:s/></text:p>
          </table:table-cell>
          <table:table-cell table:style-name="ce24" office:value-type="float" office:value="137008.108271111" calcext:value-type="float">
            <text:p><text:s/>137,008 <text:s/></text:p>
          </table:table-cell>
          <table:table-cell table:style-name="ce24" office:value-type="float" office:value="86821.1084733333" calcext:value-type="float">
            <text:p><text:s/>86,821 <text:s/></text:p>
          </table:table-cell>
          <table:table-cell table:style-name="ce24" office:value-type="float" office:value="148373.410304444" calcext:value-type="float">
            <text:p><text:s/>148,373 <text:s/></text:p>
          </table:table-cell>
          <table:table-cell table:style-name="ce24" office:value-type="float" office:value="108045.932722222" calcext:value-type="float">
            <text:p><text:s/>108,046 <text:s/></text:p>
          </table:table-cell>
          <table:table-cell table:style-name="ce24" office:value-type="float" office:value="117387.4587" calcext:value-type="float">
            <text:p><text:s/>117,387 <text:s/></text:p>
          </table:table-cell>
          <table:table-cell table:style-name="ce24" office:value-type="float" office:value="827173.165097778" calcext:value-type="float">
            <text:p><text:s/>827,173 <text:s/></text:p>
          </table:table-cell>
          <table:table-cell table:style-name="ce24" office:value-type="float" office:value="930853.854776445" calcext:value-type="float">
            <text:p><text:s/>930,854 <text:s/></text:p>
          </table:table-cell>
          <table:table-cell table:style-name="ce33" office:value-type="float" office:value="1882929.14003667" calcext:value-type="float">
            <text:p><text:s/>1,882,929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4"/>
          <table:table-cell table:style-name="ce19" office:value-type="float" office:value="6361497.99139513" calcext:value-type="float">
            <text:p><text:s/>6,361,498 <text:s/></text:p>
          </table:table-cell>
          <table:table-cell table:style-name="ce24" office:value-type="float" office:value="5964018.4056943" calcext:value-type="float">
            <text:p><text:s/>5,964,018 <text:s/></text:p>
          </table:table-cell>
          <table:table-cell table:style-name="ce24" office:value-type="float" office:value="500654.28642" calcext:value-type="float">
            <text:p><text:s/>500,654 <text:s/></text:p>
          </table:table-cell>
          <table:table-cell table:style-name="ce24" office:value-type="float" office:value="1161629.52185697" calcext:value-type="float">
            <text:p><text:s/>1,161,630 <text:s/></text:p>
          </table:table-cell>
          <table:table-cell table:style-name="ce24" office:value-type="float" office:value="138908.452022222" calcext:value-type="float">
            <text:p><text:s/>138,908 <text:s/></text:p>
          </table:table-cell>
          <table:table-cell table:style-name="ce24" office:value-type="float" office:value="88669.39726" calcext:value-type="float">
            <text:p><text:s/>88,669 <text:s/></text:p>
          </table:table-cell>
          <table:table-cell table:style-name="ce24" office:value-type="float" office:value="146262.749137778" calcext:value-type="float">
            <text:p><text:s/>146,263 <text:s/></text:p>
          </table:table-cell>
          <table:table-cell table:style-name="ce24" office:value-type="float" office:value="103575.33622" calcext:value-type="float">
            <text:p><text:s/>103,575 <text:s/></text:p>
          </table:table-cell>
          <table:table-cell table:style-name="ce24" office:value-type="float" office:value="129701.995448889" calcext:value-type="float">
            <text:p><text:s/>129,702 <text:s/></text:p>
          </table:table-cell>
          <table:table-cell table:style-name="ce24" office:value-type="float" office:value="825203.54494" calcext:value-type="float">
            <text:p><text:s/>825,204 <text:s/></text:p>
          </table:table-cell>
          <table:table-cell table:style-name="ce24" office:value-type="float" office:value="938257.807761778" calcext:value-type="float">
            <text:p><text:s/>938,258 <text:s/></text:p>
          </table:table-cell>
          <table:table-cell table:style-name="ce33" office:value-type="float" office:value="1931155.31462667" calcext:value-type="float">
            <text:p><text:s/>1,931,155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4"/>
          <table:table-cell table:style-name="ce19" office:value-type="float" office:value="6356838.84895728" calcext:value-type="float">
            <text:p><text:s/>6,356,839 <text:s/></text:p>
          </table:table-cell>
          <table:table-cell table:style-name="ce24" office:value-type="float" office:value="6037108.42418108" calcext:value-type="float">
            <text:p><text:s/>6,037,108 <text:s/></text:p>
          </table:table-cell>
          <table:table-cell table:style-name="ce24" office:value-type="float" office:value="501000.003362222" calcext:value-type="float">
            <text:p><text:s/>501,000 <text:s/></text:p>
          </table:table-cell>
          <table:table-cell table:style-name="ce24" office:value-type="float" office:value="1144894.9372573" calcext:value-type="float">
            <text:p><text:s/>1,144,895 <text:s/></text:p>
          </table:table-cell>
          <table:table-cell table:style-name="ce24" office:value-type="float" office:value="142609.065215556" calcext:value-type="float">
            <text:p><text:s/>142,609 <text:s/></text:p>
          </table:table-cell>
          <table:table-cell table:style-name="ce24" office:value-type="float" office:value="88275.28382" calcext:value-type="float">
            <text:p><text:s/>88,275 <text:s/></text:p>
          </table:table-cell>
          <table:table-cell table:style-name="ce24" office:value-type="float" office:value="143894.196904444" calcext:value-type="float">
            <text:p><text:s/>143,894 <text:s/></text:p>
          </table:table-cell>
          <table:table-cell table:style-name="ce24" office:value-type="float" office:value="101606.491153333" calcext:value-type="float">
            <text:p><text:s/>101,606 <text:s/></text:p>
          </table:table-cell>
          <table:table-cell table:style-name="ce24" office:value-type="float" office:value="139733.177635556" calcext:value-type="float">
            <text:p><text:s/>139,733 <text:s/></text:p>
          </table:table-cell>
          <table:table-cell table:style-name="ce24" office:value-type="float" office:value="831790.273197778" calcext:value-type="float">
            <text:p><text:s/>831,790 <text:s/></text:p>
          </table:table-cell>
          <table:table-cell table:style-name="ce24" office:value-type="float" office:value="963019.738453778" calcext:value-type="float">
            <text:p><text:s/>963,020 <text:s/></text:p>
          </table:table-cell>
          <table:table-cell table:style-name="ce33" office:value-type="float" office:value="1980285.25718111" calcext:value-type="float">
            <text:p><text:s/>1,980,285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4"/>
          <table:table-cell table:style-name="ce19" office:value-type="float" office:value="6620284.27902953" calcext:value-type="float">
            <text:p><text:s/>6,620,284 <text:s/></text:p>
          </table:table-cell>
          <table:table-cell table:style-name="ce24" office:value-type="float" office:value="6039188.54503835" calcext:value-type="float">
            <text:p><text:s/>6,039,189 <text:s/></text:p>
          </table:table-cell>
          <table:table-cell table:style-name="ce24" office:value-type="float" office:value="503859.925335556" calcext:value-type="float">
            <text:p><text:s/>503,860 <text:s/></text:p>
          </table:table-cell>
          <table:table-cell table:style-name="ce24" office:value-type="float" office:value="1158787.48009502" calcext:value-type="float">
            <text:p><text:s/>1,158,787 <text:s/></text:p>
          </table:table-cell>
          <table:table-cell table:style-name="ce24" office:value-type="float" office:value="148673.389193333" calcext:value-type="float">
            <text:p><text:s/>148,673 <text:s/></text:p>
          </table:table-cell>
          <table:table-cell table:style-name="ce24" office:value-type="float" office:value="91531.1968777778" calcext:value-type="float">
            <text:p><text:s/>91,531 <text:s/></text:p>
          </table:table-cell>
          <table:table-cell table:style-name="ce24" office:value-type="float" office:value="142457.859411111" calcext:value-type="float">
            <text:p><text:s/>142,458 <text:s/></text:p>
          </table:table-cell>
          <table:table-cell table:style-name="ce24" office:value-type="float" office:value="99636.3602111111" calcext:value-type="float">
            <text:p><text:s/>99,636 <text:s/></text:p>
          </table:table-cell>
          <table:table-cell table:style-name="ce24" office:value-type="float" office:value="146753.612195556" calcext:value-type="float">
            <text:p><text:s/>146,754 <text:s/></text:p>
          </table:table-cell>
          <table:table-cell table:style-name="ce24" office:value-type="float" office:value="853622.800613333" calcext:value-type="float">
            <text:p><text:s/>853,623 <text:s/></text:p>
          </table:table-cell>
          <table:table-cell table:style-name="ce24" office:value-type="float" office:value="887058.209915556" calcext:value-type="float">
            <text:p><text:s/>887,058 <text:s/></text:p>
          </table:table-cell>
          <table:table-cell table:style-name="ce33" office:value-type="float" office:value="2006807.71119" calcext:value-type="float">
            <text:p><text:s/>2,006,808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4"/>
          <table:table-cell table:style-name="ce19" office:value-type="float" office:value="6590618.41971268" calcext:value-type="float">
            <text:p><text:s/>6,590,618 <text:s/></text:p>
          </table:table-cell>
          <table:table-cell table:style-name="ce24" office:value-type="float" office:value="6100544.95798325" calcext:value-type="float">
            <text:p><text:s/>6,100,545 <text:s/></text:p>
          </table:table-cell>
          <table:table-cell table:style-name="ce24" office:value-type="float" office:value="493774.431664444" calcext:value-type="float">
            <text:p><text:s/>493,774 <text:s/></text:p>
          </table:table-cell>
          <table:table-cell table:style-name="ce24" office:value-type="float" office:value="1180979.88972747" calcext:value-type="float">
            <text:p><text:s/>1,180,980 <text:s/></text:p>
          </table:table-cell>
          <table:table-cell table:style-name="ce24" office:value-type="float" office:value="150990.995455556" calcext:value-type="float">
            <text:p><text:s/>150,991 <text:s/></text:p>
          </table:table-cell>
          <table:table-cell table:style-name="ce24" office:value-type="float" office:value="94598.9973511111" calcext:value-type="float">
            <text:p><text:s/>94,599 <text:s/></text:p>
          </table:table-cell>
          <table:table-cell table:style-name="ce24" office:value-type="float" office:value="140054.396275556" calcext:value-type="float">
            <text:p><text:s/>140,054 <text:s/></text:p>
          </table:table-cell>
          <table:table-cell table:style-name="ce24" office:value-type="float" office:value="97757.7227" calcext:value-type="float">
            <text:p><text:s/>97,758 <text:s/></text:p>
          </table:table-cell>
          <table:table-cell table:style-name="ce24" office:value-type="float" office:value="161332.706486667" calcext:value-type="float">
            <text:p><text:s/>161,333 <text:s/></text:p>
          </table:table-cell>
          <table:table-cell table:style-name="ce24" office:value-type="float" office:value="849100.207546667" calcext:value-type="float">
            <text:p><text:s/>849,100 <text:s/></text:p>
          </table:table-cell>
          <table:table-cell table:style-name="ce24" office:value-type="float" office:value="887461.790444667" calcext:value-type="float">
            <text:p><text:s/>887,462 <text:s/></text:p>
          </table:table-cell>
          <table:table-cell table:style-name="ce33" office:value-type="float" office:value="2044493.82033111" calcext:value-type="float">
            <text:p><text:s/>2,044,494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4"/>
          <table:table-cell table:style-name="ce19" office:value-type="float" office:value="6552063.36668036" calcext:value-type="float">
            <text:p><text:s/>6,552,063 <text:s/></text:p>
          </table:table-cell>
          <table:table-cell table:style-name="ce24" office:value-type="float" office:value="5821978.62992822" calcext:value-type="float">
            <text:p><text:s/>5,821,979 <text:s/></text:p>
          </table:table-cell>
          <table:table-cell table:style-name="ce24" office:value-type="float" office:value="1436506.91472046" calcext:value-type="float">
            <text:p><text:s/>1,436,507 <text:s/></text:p>
          </table:table-cell>
          <table:table-cell table:style-name="ce24" office:value-type="float" office:value="1090594.24838948" calcext:value-type="float">
            <text:p><text:s/>1,090,594 <text:s/></text:p>
          </table:table-cell>
          <table:table-cell table:style-name="ce24" office:value-type="float" office:value="221904.119218289" calcext:value-type="float">
            <text:p><text:s/>221,904 <text:s/></text:p>
          </table:table-cell>
          <table:table-cell table:style-name="ce24" office:value-type="float" office:value="72283.3813355556" calcext:value-type="float">
            <text:p><text:s/>72,283 <text:s/></text:p>
          </table:table-cell>
          <table:table-cell table:style-name="ce24" office:value-type="float" office:value="237874.631142222" calcext:value-type="float">
            <text:p><text:s/>237,875 <text:s/></text:p>
          </table:table-cell>
          <table:table-cell table:style-name="ce24" office:value-type="float" office:value="327984.530677778" calcext:value-type="float">
            <text:p><text:s/>327,985 <text:s/></text:p>
          </table:table-cell>
          <table:table-cell table:style-name="ce24" office:value-type="float" office:value="220552.926933005" calcext:value-type="float">
            <text:p><text:s/>220,553 <text:s/></text:p>
          </table:table-cell>
          <table:table-cell table:style-name="ce24" office:value-type="float" office:value="945913.677662409" calcext:value-type="float">
            <text:p><text:s/>945,914 <text:s/></text:p>
          </table:table-cell>
          <table:table-cell table:style-name="ce24" office:value-type="float" office:value="756621.196774717" calcext:value-type="float">
            <text:p><text:s/>756,621 <text:s/></text:p>
          </table:table-cell>
          <table:table-cell table:style-name="ce33" office:value-type="float" office:value="511743.00307431" calcext:value-type="float">
            <text:p><text:s/>511,743 <text:s/></text:p>
          </table:table-cell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4"/>
          <table:table-cell table:style-name="ce19" office:value-type="float" office:value="6571752.48557692" calcext:value-type="float">
            <text:p><text:s/>6,571,752 <text:s/></text:p>
          </table:table-cell>
          <table:table-cell table:style-name="ce24" office:value-type="float" office:value="5797380.51206805" calcext:value-type="float">
            <text:p><text:s/>5,797,381 <text:s/></text:p>
          </table:table-cell>
          <table:table-cell table:style-name="ce24" office:value-type="float" office:value="1374561.7118902" calcext:value-type="float">
            <text:p><text:s/>1,374,562 <text:s/></text:p>
          </table:table-cell>
          <table:table-cell table:style-name="ce24" office:value-type="float" office:value="1104585.82743392" calcext:value-type="float">
            <text:p><text:s/>1,104,586 <text:s/></text:p>
          </table:table-cell>
          <table:table-cell table:style-name="ce24" office:value-type="float" office:value="244848.931290778" calcext:value-type="float">
            <text:p><text:s/>244,849 <text:s/></text:p>
          </table:table-cell>
          <table:table-cell table:style-name="ce24" office:value-type="float" office:value="87137.5012355555" calcext:value-type="float">
            <text:p><text:s/>87,138 <text:s/></text:p>
          </table:table-cell>
          <table:table-cell table:style-name="ce24" office:value-type="float" office:value="237249.020271111" calcext:value-type="float">
            <text:p><text:s/>237,249 <text:s/></text:p>
          </table:table-cell>
          <table:table-cell table:style-name="ce24" office:value-type="float" office:value="294717.742491111" calcext:value-type="float">
            <text:p><text:s/>294,718 <text:s/></text:p>
          </table:table-cell>
          <table:table-cell table:style-name="ce24" office:value-type="float" office:value="209846.944906764" calcext:value-type="float">
            <text:p><text:s/>209,847 <text:s/></text:p>
          </table:table-cell>
          <table:table-cell table:style-name="ce24" office:value-type="float" office:value="964684.563364483" calcext:value-type="float">
            <text:p><text:s/>964,685 <text:s/></text:p>
          </table:table-cell>
          <table:table-cell table:style-name="ce24" office:value-type="float" office:value="823542.219162081" calcext:value-type="float">
            <text:p><text:s/>823,542 <text:s/></text:p>
          </table:table-cell>
          <table:table-cell table:style-name="ce33" office:value-type="float" office:value="456206.050022041" calcext:value-type="float">
            <text:p><text:s/>456,206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19"/>
          <table:table-cell table:style-name="ce24" table:number-columns-repeated="10"/>
          <table:table-cell table:style-name="ce33"/>
          <table:table-cell table:number-columns-repeated="1009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4"/>
          <table:table-cell table:style-name="ce19" office:value-type="float" office:value="505599.330523539" calcext:value-type="float">
            <text:p><text:s/>505,599 <text:s/></text:p>
          </table:table-cell>
          <table:table-cell table:style-name="ce24" office:value-type="float" office:value="408159.182621959" calcext:value-type="float">
            <text:p><text:s/>408,159 <text:s/></text:p>
          </table:table-cell>
          <table:table-cell table:style-name="ce24" office:value-type="float" office:value="94027.1976994853" calcext:value-type="float">
            <text:p><text:s/>94,027 <text:s/></text:p>
          </table:table-cell>
          <table:table-cell table:style-name="ce24" office:value-type="float" office:value="84797.2681546338" calcext:value-type="float">
            <text:p><text:s/>84,797 <text:s/></text:p>
          </table:table-cell>
          <table:table-cell table:style-name="ce24" office:value-type="float" office:value="17848.7859777778" calcext:value-type="float">
            <text:p><text:s/>17,849 <text:s/></text:p>
          </table:table-cell>
          <table:table-cell table:style-name="ce24" office:value-type="float" office:value="7223.90056666667" calcext:value-type="float">
            <text:p><text:s/>7,224 <text:s/></text:p>
          </table:table-cell>
          <table:table-cell table:style-name="ce24" office:value-type="float" office:value="18078.0074377778" calcext:value-type="float">
            <text:p><text:s/>18,078 <text:s/></text:p>
          </table:table-cell>
          <table:table-cell table:style-name="ce24" office:value-type="float" office:value="15628.3220711111" calcext:value-type="float">
            <text:p><text:s/>15,628 <text:s/></text:p>
          </table:table-cell>
          <table:table-cell table:style-name="ce24" office:value-type="float" office:value="13188.2987226849" calcext:value-type="float">
            <text:p><text:s/>13,188 <text:s/></text:p>
          </table:table-cell>
          <table:table-cell table:style-name="ce24" office:value-type="float" office:value="66006.8235648804" calcext:value-type="float">
            <text:p><text:s/>66,007 <text:s/></text:p>
          </table:table-cell>
          <table:table-cell table:style-name="ce24" office:value-type="float" office:value="55352.3955196667" calcext:value-type="float">
            <text:p><text:s/>55,352 <text:s/></text:p>
          </table:table-cell>
          <table:table-cell table:style-name="ce33" office:value-type="float" office:value="36008.1829072746" calcext:value-type="float">
            <text:p><text:s/>36,00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4"/>
          <table:table-cell table:style-name="ce19" office:value-type="float" office:value="524534.911384481" calcext:value-type="float">
            <text:p><text:s/>524,535 <text:s/></text:p>
          </table:table-cell>
          <table:table-cell table:style-name="ce24" office:value-type="float" office:value="417522.125660099" calcext:value-type="float">
            <text:p><text:s/>417,522 <text:s/></text:p>
          </table:table-cell>
          <table:table-cell table:style-name="ce24" office:value-type="float" office:value="95174.8035816482" calcext:value-type="float">
            <text:p><text:s/>95,175 <text:s/></text:p>
          </table:table-cell>
          <table:table-cell table:style-name="ce24" office:value-type="float" office:value="84326.2901438241" calcext:value-type="float">
            <text:p><text:s/>84,326 <text:s/></text:p>
          </table:table-cell>
          <table:table-cell table:style-name="ce24" office:value-type="float" office:value="17030.5054844444" calcext:value-type="float">
            <text:p><text:s/>17,031 <text:s/></text:p>
          </table:table-cell>
          <table:table-cell table:style-name="ce24" office:value-type="float" office:value="7207.45159555556" calcext:value-type="float">
            <text:p><text:s/>7,207 <text:s/></text:p>
          </table:table-cell>
          <table:table-cell table:style-name="ce24" office:value-type="float" office:value="19263.8800377778" calcext:value-type="float">
            <text:p><text:s/>19,264 <text:s/></text:p>
          </table:table-cell>
          <table:table-cell table:style-name="ce24" office:value-type="float" office:value="14999.0591866667" calcext:value-type="float">
            <text:p><text:s/>14,999 <text:s/></text:p>
          </table:table-cell>
          <table:table-cell table:style-name="ce24" office:value-type="float" office:value="13046.1672068026" calcext:value-type="float">
            <text:p><text:s/>13,046 <text:s/></text:p>
          </table:table-cell>
          <table:table-cell table:style-name="ce24" office:value-type="float" office:value="61944.6026248278" calcext:value-type="float">
            <text:p><text:s/>61,945 <text:s/></text:p>
          </table:table-cell>
          <table:table-cell table:style-name="ce24" office:value-type="float" office:value="67410.5818809867" calcext:value-type="float">
            <text:p><text:s/>67,411 <text:s/></text:p>
          </table:table-cell>
          <table:table-cell table:style-name="ce33" office:value-type="float" office:value="37118.7839175648" calcext:value-type="float">
            <text:p><text:s/>37,119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4"/>
          <table:table-cell table:style-name="ce19" office:value-type="float" office:value="540952.23757859" calcext:value-type="float">
            <text:p><text:s/>540,952 <text:s/></text:p>
          </table:table-cell>
          <table:table-cell table:style-name="ce24" office:value-type="float" office:value="436165.090398434" calcext:value-type="float">
            <text:p><text:s/>436,165 <text:s/></text:p>
          </table:table-cell>
          <table:table-cell table:style-name="ce24" office:value-type="float" office:value="96051.6269107989" calcext:value-type="float">
            <text:p><text:s/>96,052 <text:s/></text:p>
          </table:table-cell>
          <table:table-cell table:style-name="ce24" office:value-type="float" office:value="80666.5191940057" calcext:value-type="float">
            <text:p><text:s/>80,667 <text:s/></text:p>
          </table:table-cell>
          <table:table-cell table:style-name="ce24" office:value-type="float" office:value="17773.2346444444" calcext:value-type="float">
            <text:p><text:s/>17,773 <text:s/></text:p>
          </table:table-cell>
          <table:table-cell table:style-name="ce24" office:value-type="float" office:value="7777.17814" calcext:value-type="float">
            <text:p><text:s/>7,777 <text:s/></text:p>
          </table:table-cell>
          <table:table-cell table:style-name="ce24" office:value-type="float" office:value="18765.7376333333" calcext:value-type="float">
            <text:p><text:s/>18,766 <text:s/></text:p>
          </table:table-cell>
          <table:table-cell table:style-name="ce24" office:value-type="float" office:value="16214.5218244444" calcext:value-type="float">
            <text:p><text:s/>16,215 <text:s/></text:p>
          </table:table-cell>
          <table:table-cell table:style-name="ce24" office:value-type="float" office:value="14017.4269040925" calcext:value-type="float">
            <text:p><text:s/>14,017 <text:s/></text:p>
          </table:table-cell>
          <table:table-cell table:style-name="ce24" office:value-type="float" office:value="72204.3871703453" calcext:value-type="float">
            <text:p><text:s/>72,204 <text:s/></text:p>
          </table:table-cell>
          <table:table-cell table:style-name="ce24" office:value-type="float" office:value="76703.6661033633" calcext:value-type="float">
            <text:p><text:s/>76,704 <text:s/></text:p>
          </table:table-cell>
          <table:table-cell table:style-name="ce33" office:value-type="float" office:value="35990.7918736062" calcext:value-type="float">
            <text:p><text:s/>35,99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4"/>
          <table:table-cell table:style-name="ce19" office:value-type="float" office:value="532814.721280622" calcext:value-type="float">
            <text:p><text:s/>532,815 <text:s/></text:p>
          </table:table-cell>
          <table:table-cell table:style-name="ce24" office:value-type="float" office:value="431601.217117426" calcext:value-type="float">
            <text:p><text:s/>431,601 <text:s/></text:p>
          </table:table-cell>
          <table:table-cell table:style-name="ce24" office:value-type="float" office:value="95082.4257930359" calcext:value-type="float">
            <text:p><text:s/>95,082 <text:s/></text:p>
          </table:table-cell>
          <table:table-cell table:style-name="ce24" office:value-type="float" office:value="78162.8831270136" calcext:value-type="float">
            <text:p><text:s/>78,163 <text:s/></text:p>
          </table:table-cell>
          <table:table-cell table:style-name="ce24" office:value-type="float" office:value="17553.2796027778" calcext:value-type="float">
            <text:p><text:s/>17,553 <text:s/></text:p>
          </table:table-cell>
          <table:table-cell table:style-name="ce24" office:value-type="float" office:value="7889.83029333333" calcext:value-type="float">
            <text:p><text:s/>7,890 <text:s/></text:p>
          </table:table-cell>
          <table:table-cell table:style-name="ce24" office:value-type="float" office:value="19231.0740711111" calcext:value-type="float">
            <text:p><text:s/>19,231 <text:s/></text:p>
          </table:table-cell>
          <table:table-cell table:style-name="ce24" office:value-type="float" office:value="15649.4071288889" calcext:value-type="float">
            <text:p><text:s/>15,649 <text:s/></text:p>
          </table:table-cell>
          <table:table-cell table:style-name="ce24" office:value-type="float" office:value="13220.8803375553" calcext:value-type="float">
            <text:p><text:s/>13,221 <text:s/></text:p>
          </table:table-cell>
          <table:table-cell table:style-name="ce24" office:value-type="float" office:value="70330.7761150713" calcext:value-type="float">
            <text:p><text:s/>70,331 <text:s/></text:p>
          </table:table-cell>
          <table:table-cell table:style-name="ce24" office:value-type="float" office:value="77062.3081851856" calcext:value-type="float">
            <text:p><text:s/>77,062 <text:s/></text:p>
          </table:table-cell>
          <table:table-cell table:style-name="ce33" office:value-type="float" office:value="37418.352463453" calcext:value-type="float">
            <text:p><text:s/>37,418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4"/>
          <table:table-cell table:style-name="ce19" office:value-type="float" office:value="525997.054853789" calcext:value-type="float">
            <text:p><text:s/>525,997 <text:s/></text:p>
          </table:table-cell>
          <table:table-cell table:style-name="ce24" office:value-type="float" office:value="457328.18720037" calcext:value-type="float">
            <text:p><text:s/>457,328 <text:s/></text:p>
          </table:table-cell>
          <table:table-cell table:style-name="ce24" office:value-type="float" office:value="101850.702321776" calcext:value-type="float">
            <text:p><text:s/>101,851 <text:s/></text:p>
          </table:table-cell>
          <table:table-cell table:style-name="ce24" office:value-type="float" office:value="81392.5040848051" calcext:value-type="float">
            <text:p><text:s/>81,393 <text:s/></text:p>
          </table:table-cell>
          <table:table-cell table:style-name="ce24" office:value-type="float" office:value="20298.053595" calcext:value-type="float">
            <text:p><text:s/>20,298 <text:s/></text:p>
          </table:table-cell>
          <table:table-cell table:style-name="ce24" office:value-type="float" office:value="8567.47739111111" calcext:value-type="float">
            <text:p><text:s/>8,567 <text:s/></text:p>
          </table:table-cell>
          <table:table-cell table:style-name="ce24" office:value-type="float" office:value="20289.61658" calcext:value-type="float">
            <text:p><text:s/>20,290 <text:s/></text:p>
          </table:table-cell>
          <table:table-cell table:style-name="ce24" office:value-type="float" office:value="18685.1957758222" calcext:value-type="float">
            <text:p><text:s/>18,685 <text:s/></text:p>
          </table:table-cell>
          <table:table-cell table:style-name="ce24" office:value-type="float" office:value="15121.9723108283" calcext:value-type="float">
            <text:p><text:s/>15,122 <text:s/></text:p>
          </table:table-cell>
          <table:table-cell table:style-name="ce24" office:value-type="float" office:value="85864.0919737671" calcext:value-type="float">
            <text:p><text:s/>85,864 <text:s/></text:p>
          </table:table-cell>
          <table:table-cell table:style-name="ce24" office:value-type="float" office:value="65204.0992661122" calcext:value-type="float">
            <text:p><text:s/>65,204 <text:s/></text:p>
          </table:table-cell>
          <table:table-cell table:style-name="ce33" office:value-type="float" office:value="40054.4739011475" calcext:value-type="float">
            <text:p><text:s/>40,05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4"/>
          <table:table-cell table:style-name="ce19" office:value-type="float" office:value="568883.450904738" calcext:value-type="float">
            <text:p><text:s/>568,883 <text:s/></text:p>
          </table:table-cell>
          <table:table-cell table:style-name="ce24" office:value-type="float" office:value="494020.366620961" calcext:value-type="float">
            <text:p><text:s/>494,020 <text:s/></text:p>
          </table:table-cell>
          <table:table-cell table:style-name="ce24" office:value-type="float" office:value="109217.763877905" calcext:value-type="float">
            <text:p><text:s/>109,218 <text:s/></text:p>
          </table:table-cell>
          <table:table-cell table:style-name="ce24" office:value-type="float" office:value="89350.4222501832" calcext:value-type="float">
            <text:p><text:s/>89,350 <text:s/></text:p>
          </table:table-cell>
          <table:table-cell table:style-name="ce24" office:value-type="float" office:value="20685.0357888889" calcext:value-type="float">
            <text:p><text:s/>20,685 <text:s/></text:p>
          </table:table-cell>
          <table:table-cell table:style-name="ce24" office:value-type="float" office:value="9297.21827333333" calcext:value-type="float">
            <text:p><text:s/>9,297 <text:s/></text:p>
          </table:table-cell>
          <table:table-cell table:style-name="ce24" office:value-type="float" office:value="20597.2098755555" calcext:value-type="float">
            <text:p><text:s/>20,597 <text:s/></text:p>
          </table:table-cell>
          <table:table-cell table:style-name="ce24" office:value-type="float" office:value="20250.5079066667" calcext:value-type="float">
            <text:p><text:s/>20,251 <text:s/></text:p>
          </table:table-cell>
          <table:table-cell table:style-name="ce24" office:value-type="float" office:value="15713.4209037234" calcext:value-type="float">
            <text:p><text:s/>15,713 <text:s/></text:p>
          </table:table-cell>
          <table:table-cell table:style-name="ce24" office:value-type="float" office:value="93042.0594419194" calcext:value-type="float">
            <text:p><text:s/>93,042 <text:s/></text:p>
          </table:table-cell>
          <table:table-cell table:style-name="ce24" office:value-type="float" office:value="71419.2522709689" calcext:value-type="float">
            <text:p><text:s/>71,419 <text:s/></text:p>
          </table:table-cell>
          <table:table-cell table:style-name="ce33" office:value-type="float" office:value="44447.476031817" calcext:value-type="float">
            <text:p><text:s/>44,447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4"/>
          <table:table-cell table:style-name="ce19" office:value-type="float" office:value="663326.481353269" calcext:value-type="float">
            <text:p><text:s/>663,326 <text:s/></text:p>
          </table:table-cell>
          <table:table-cell table:style-name="ce24" office:value-type="float" office:value="570834.832082386" calcext:value-type="float">
            <text:p><text:s/>570,835 <text:s/></text:p>
          </table:table-cell>
          <table:table-cell table:style-name="ce24" office:value-type="float" office:value="132693.397746787" calcext:value-type="float">
            <text:p><text:s/>132,693 <text:s/></text:p>
          </table:table-cell>
          <table:table-cell table:style-name="ce24" office:value-type="float" office:value="105472.019551822" calcext:value-type="float">
            <text:p><text:s/>105,472 <text:s/></text:p>
          </table:table-cell>
          <table:table-cell table:style-name="ce24" office:value-type="float" office:value="23046.7933722222" calcext:value-type="float">
            <text:p><text:s/>23,047 <text:s/></text:p>
          </table:table-cell>
          <table:table-cell table:style-name="ce24" office:value-type="float" office:value="10626.9722111111" calcext:value-type="float">
            <text:p><text:s/>10,627 <text:s/></text:p>
          </table:table-cell>
          <table:table-cell table:style-name="ce24" office:value-type="float" office:value="22505.5412133333" calcext:value-type="float">
            <text:p><text:s/>22,506 <text:s/></text:p>
          </table:table-cell>
          <table:table-cell table:style-name="ce24" office:value-type="float" office:value="24083.41658" calcext:value-type="float">
            <text:p><text:s/>24,083 <text:s/></text:p>
          </table:table-cell>
          <table:table-cell table:style-name="ce24" office:value-type="float" office:value="18086.70777117" calcext:value-type="float">
            <text:p><text:s/>18,087 <text:s/></text:p>
          </table:table-cell>
          <table:table-cell table:style-name="ce24" office:value-type="float" office:value="95823.2248560583" calcext:value-type="float">
            <text:p><text:s/>95,823 <text:s/></text:p>
          </table:table-cell>
          <table:table-cell table:style-name="ce24" office:value-type="float" office:value="87002.2959170156" calcext:value-type="float">
            <text:p><text:s/>87,002 <text:s/></text:p>
          </table:table-cell>
          <table:table-cell table:style-name="ce33" office:value-type="float" office:value="51494.4628628658" calcext:value-type="float">
            <text:p><text:s/>51,49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4"/>
          <table:table-cell table:style-name="ce19" office:value-type="float" office:value="674073.748224995" calcext:value-type="float">
            <text:p><text:s/>674,074 <text:s/></text:p>
          </table:table-cell>
          <table:table-cell table:style-name="ce24" office:value-type="float" office:value="539619.768147097" calcext:value-type="float">
            <text:p><text:s/>539,620 <text:s/></text:p>
          </table:table-cell>
          <table:table-cell table:style-name="ce24" office:value-type="float" office:value="125380.925491986" calcext:value-type="float">
            <text:p><text:s/>125,381 <text:s/></text:p>
          </table:table-cell>
          <table:table-cell table:style-name="ce24" office:value-type="float" office:value="101806.492828994" calcext:value-type="float">
            <text:p><text:s/>101,806 <text:s/></text:p>
          </table:table-cell>
          <table:table-cell table:style-name="ce24" office:value-type="float" office:value="21656.2779022222" calcext:value-type="float">
            <text:p><text:s/>21,656 <text:s/></text:p>
          </table:table-cell>
          <table:table-cell table:style-name="ce24" office:value-type="float" office:value="9922.23650444445" calcext:value-type="float">
            <text:p><text:s/>9,922 <text:s/></text:p>
          </table:table-cell>
          <table:table-cell table:style-name="ce24" office:value-type="float" office:value="20949.2038288889" calcext:value-type="float">
            <text:p><text:s/>20,949 <text:s/></text:p>
          </table:table-cell>
          <table:table-cell table:style-name="ce24" office:value-type="float" office:value="22197.31626" calcext:value-type="float">
            <text:p><text:s/>22,197 <text:s/></text:p>
          </table:table-cell>
          <table:table-cell table:style-name="ce24" office:value-type="float" office:value="17164.7674420973" calcext:value-type="float">
            <text:p><text:s/>17,165 <text:s/></text:p>
          </table:table-cell>
          <table:table-cell table:style-name="ce24" office:value-type="float" office:value="88981.210788924" calcext:value-type="float">
            <text:p><text:s/>88,981 <text:s/></text:p>
          </table:table-cell>
          <table:table-cell table:style-name="ce24" office:value-type="float" office:value="81439.9572941533" calcext:value-type="float">
            <text:p><text:s/>81,440 <text:s/></text:p>
          </table:table-cell>
          <table:table-cell table:style-name="ce33" office:value-type="float" office:value="50121.3798053869" calcext:value-type="float">
            <text:p><text:s/>50,12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4"/>
          <table:table-cell table:style-name="ce19" office:value-type="float" office:value="678357.523236792" calcext:value-type="float">
            <text:p><text:s/>678,358 <text:s/></text:p>
          </table:table-cell>
          <table:table-cell table:style-name="ce24" office:value-type="float" office:value="564677.872672039" calcext:value-type="float">
            <text:p><text:s/>564,678 <text:s/></text:p>
          </table:table-cell>
          <table:table-cell table:style-name="ce24" office:value-type="float" office:value="134354.966595656" calcext:value-type="float">
            <text:p><text:s/>134,355 <text:s/></text:p>
          </table:table-cell>
          <table:table-cell table:style-name="ce24" office:value-type="float" office:value="106413.930900282" calcext:value-type="float">
            <text:p><text:s/>106,414 <text:s/></text:p>
          </table:table-cell>
          <table:table-cell table:style-name="ce24" office:value-type="float" office:value="21717.6984488889" calcext:value-type="float">
            <text:p><text:s/>21,718 <text:s/></text:p>
          </table:table-cell>
          <table:table-cell table:style-name="ce24" office:value-type="float" office:value="10476.3517044444" calcext:value-type="float">
            <text:p><text:s/>10,476 <text:s/></text:p>
          </table:table-cell>
          <table:table-cell table:style-name="ce24" office:value-type="float" office:value="22131.9437511111" calcext:value-type="float">
            <text:p><text:s/>22,132 <text:s/></text:p>
          </table:table-cell>
          <table:table-cell table:style-name="ce24" office:value-type="float" office:value="23386.0817222222" calcext:value-type="float">
            <text:p><text:s/>23,386 <text:s/></text:p>
          </table:table-cell>
          <table:table-cell table:style-name="ce24" office:value-type="float" office:value="17627.4431424108" calcext:value-type="float">
            <text:p><text:s/>17,627 <text:s/></text:p>
          </table:table-cell>
          <table:table-cell table:style-name="ce24" office:value-type="float" office:value="95012.4499720451" calcext:value-type="float">
            <text:p><text:s/>95,012 <text:s/></text:p>
          </table:table-cell>
          <table:table-cell table:style-name="ce24" office:value-type="float" office:value="80950.6924378744" calcext:value-type="float">
            <text:p><text:s/>80,951 <text:s/></text:p>
          </table:table-cell>
          <table:table-cell table:style-name="ce33" office:value-type="float" office:value="52606.3139971041" calcext:value-type="float">
            <text:p><text:s/>52,606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4"/>
          <table:table-cell table:style-name="ce19" office:value-type="float" office:value="644750.734137654" calcext:value-type="float">
            <text:p><text:s/>644,751 <text:s/></text:p>
          </table:table-cell>
          <table:table-cell table:style-name="ce24" office:value-type="float" office:value="515591.993350873" calcext:value-type="float">
            <text:p><text:s/>515,592 <text:s/></text:p>
          </table:table-cell>
          <table:table-cell table:style-name="ce24" office:value-type="float" office:value="117370.883733749" calcext:value-type="float">
            <text:p><text:s/>117,371 <text:s/></text:p>
          </table:table-cell>
          <table:table-cell table:style-name="ce24" office:value-type="float" office:value="99460.597162357" calcext:value-type="float">
            <text:p><text:s/>99,461 <text:s/></text:p>
          </table:table-cell>
          <table:table-cell table:style-name="ce24" office:value-type="float" office:value="19932.5917533333" calcext:value-type="float">
            <text:p><text:s/>19,933 <text:s/></text:p>
          </table:table-cell>
          <table:table-cell table:style-name="ce24" office:value-type="float" office:value="9380.00223555556" calcext:value-type="float">
            <text:p><text:s/>9,380 <text:s/></text:p>
          </table:table-cell>
          <table:table-cell table:style-name="ce24" office:value-type="float" office:value="20351.2322622222" calcext:value-type="float">
            <text:p><text:s/>20,351 <text:s/></text:p>
          </table:table-cell>
          <table:table-cell table:style-name="ce24" office:value-type="float" office:value="19619.7488555556" calcext:value-type="float">
            <text:p><text:s/>19,620 <text:s/></text:p>
          </table:table-cell>
          <table:table-cell table:style-name="ce24" office:value-type="float" office:value="15546.0527661553" calcext:value-type="float">
            <text:p><text:s/>15,546 <text:s/></text:p>
          </table:table-cell>
          <table:table-cell table:style-name="ce24" office:value-type="float" office:value="85435.9162682953" calcext:value-type="float">
            <text:p><text:s/>85,436 <text:s/></text:p>
          </table:table-cell>
          <table:table-cell table:style-name="ce24" office:value-type="float" office:value="82863.86591851" calcext:value-type="float">
            <text:p><text:s/>82,864 <text:s/></text:p>
          </table:table-cell>
          <table:table-cell table:style-name="ce33" office:value-type="float" office:value="45631.1023951397" calcext:value-type="float">
            <text:p><text:s/>45,631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4"/>
          <table:table-cell table:style-name="ce19" office:value-type="float" office:value="558462.734425739" calcext:value-type="float">
            <text:p><text:s/>558,463 <text:s/></text:p>
          </table:table-cell>
          <table:table-cell table:style-name="ce24" office:value-type="float" office:value="488248.919954025" calcext:value-type="float">
            <text:p><text:s/>488,249 <text:s/></text:p>
          </table:table-cell>
          <table:table-cell table:style-name="ce24" office:value-type="float" office:value="113473.721565711" calcext:value-type="float">
            <text:p><text:s/>113,474 <text:s/></text:p>
          </table:table-cell>
          <table:table-cell table:style-name="ce24" office:value-type="float" office:value="92628.4949131399" calcext:value-type="float">
            <text:p><text:s/>92,628 <text:s/></text:p>
          </table:table-cell>
          <table:table-cell table:style-name="ce24" office:value-type="float" office:value="18156.3576411111" calcext:value-type="float">
            <text:p><text:s/>18,156 <text:s/></text:p>
          </table:table-cell>
          <table:table-cell table:style-name="ce24" office:value-type="float" office:value="8918.17626444445" calcext:value-type="float">
            <text:p><text:s/>8,918 <text:s/></text:p>
          </table:table-cell>
          <table:table-cell table:style-name="ce24" office:value-type="float" office:value="19972.61094" calcext:value-type="float">
            <text:p><text:s/>19,973 <text:s/></text:p>
          </table:table-cell>
          <table:table-cell table:style-name="ce24" office:value-type="float" office:value="18833.1201533333" calcext:value-type="float">
            <text:p><text:s/>18,833 <text:s/></text:p>
          </table:table-cell>
          <table:table-cell table:style-name="ce24" office:value-type="float" office:value="15402.4186917778" calcext:value-type="float">
            <text:p><text:s/>15,402 <text:s/></text:p>
          </table:table-cell>
          <table:table-cell table:style-name="ce24" office:value-type="float" office:value="80332.858143437" calcext:value-type="float">
            <text:p><text:s/>80,333 <text:s/></text:p>
          </table:table-cell>
          <table:table-cell table:style-name="ce24" office:value-type="float" office:value="74708.48137981" calcext:value-type="float">
            <text:p><text:s/>74,708 <text:s/></text:p>
          </table:table-cell>
          <table:table-cell table:style-name="ce33" office:value-type="float" office:value="45822.6802612603" calcext:value-type="float">
            <text:p><text:s/>45,823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4"/>
          <table:table-cell table:style-name="ce19" office:value-type="float" office:value="6417752.92790421" calcext:value-type="float">
            <text:p><text:s/>6,417,753 <text:s/></text:p>
          </table:table-cell>
          <table:table-cell table:style-name="ce24" office:value-type="float" office:value="5323769.55582567" calcext:value-type="float">
            <text:p><text:s/>5,323,770 <text:s/></text:p>
          </table:table-cell>
          <table:table-cell table:style-name="ce24" office:value-type="float" office:value="1214678.41531854" calcext:value-type="float">
            <text:p><text:s/>1,214,678 <text:s/></text:p>
          </table:table-cell>
          <table:table-cell table:style-name="ce24" office:value-type="float" office:value="1004477.42231106" calcext:value-type="float">
            <text:p><text:s/>1,004,477 <text:s/></text:p>
          </table:table-cell>
          <table:table-cell table:style-name="ce24" office:value-type="float" office:value="215698.614211111" calcext:value-type="float">
            <text:p><text:s/>215,699 <text:s/></text:p>
          </table:table-cell>
          <table:table-cell table:style-name="ce24" office:value-type="float" office:value="97286.79518" calcext:value-type="float">
            <text:p><text:s/>97,287 <text:s/></text:p>
          </table:table-cell>
          <table:table-cell table:style-name="ce24" office:value-type="float" office:value="222136.057631111" calcext:value-type="float">
            <text:p><text:s/>222,136 <text:s/></text:p>
          </table:table-cell>
          <table:table-cell table:style-name="ce24" office:value-type="float" office:value="209546.697464711" calcext:value-type="float">
            <text:p><text:s/>209,547 <text:s/></text:p>
          </table:table-cell>
          <table:table-cell table:style-name="ce24" office:value-type="float" office:value="168135.556199298" calcext:value-type="float">
            <text:p><text:s/>168,136 <text:s/></text:p>
          </table:table-cell>
          <table:table-cell table:style-name="ce24" office:value-type="float" office:value="894978.400919571" calcext:value-type="float">
            <text:p><text:s/>894,978 <text:s/></text:p>
          </table:table-cell>
          <table:table-cell table:style-name="ce24" office:value-type="float" office:value="820117.596173647" calcext:value-type="float">
            <text:p><text:s/>820,118 <text:s/></text:p>
          </table:table-cell>
          <table:table-cell table:style-name="ce33" office:value-type="float" office:value="476714.00041662" calcext:value-type="float">
            <text:p><text:s/>476,71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4"/>
          <table:table-cell table:style-name="ce19" office:value-type="float" office:value="508892.292777554" calcext:value-type="float">
            <text:p><text:s/>508,892 <text:s/></text:p>
          </table:table-cell>
          <table:table-cell table:style-name="ce24" office:value-type="float" office:value="482496.345302286" calcext:value-type="float">
            <text:p><text:s/>482,496 <text:s/></text:p>
          </table:table-cell>
          <table:table-cell table:style-name="ce24" office:value-type="float" office:value="115340.609578061" calcext:value-type="float">
            <text:p><text:s/>115,341 <text:s/></text:p>
          </table:table-cell>
          <table:table-cell table:style-name="ce24" office:value-type="float" office:value="93890.7898725677" calcext:value-type="float">
            <text:p><text:s/>93,891 <text:s/></text:p>
          </table:table-cell>
          <table:table-cell table:style-name="ce24" office:value-type="float" office:value="18993.533809" calcext:value-type="float">
            <text:p><text:s/>18,994 <text:s/></text:p>
          </table:table-cell>
          <table:table-cell table:style-name="ce24" office:value-type="float" office:value="8818.62095111111" calcext:value-type="float">
            <text:p><text:s/>8,819 <text:s/></text:p>
          </table:table-cell>
          <table:table-cell table:style-name="ce24" office:value-type="float" office:value="19791.5980266667" calcext:value-type="float">
            <text:p><text:s/>19,792 <text:s/></text:p>
          </table:table-cell>
          <table:table-cell table:style-name="ce24" office:value-type="float" office:value="18001.9505555556" calcext:value-type="float">
            <text:p><text:s/>18,002 <text:s/></text:p>
          </table:table-cell>
          <table:table-cell table:style-name="ce24" office:value-type="float" office:value="15124.8646710556" calcext:value-type="float">
            <text:p><text:s/>15,125 <text:s/></text:p>
          </table:table-cell>
          <table:table-cell table:style-name="ce24" office:value-type="float" office:value="76242.1343386241" calcext:value-type="float">
            <text:p><text:s/>76,242 <text:s/></text:p>
          </table:table-cell>
          <table:table-cell table:style-name="ce24" office:value-type="float" office:value="70855.98493137" calcext:value-type="float">
            <text:p><text:s/>70,856 <text:s/></text:p>
          </table:table-cell>
          <table:table-cell table:style-name="ce33" office:value-type="float" office:value="45436.2585682743" calcext:value-type="float">
            <text:p><text:s/>45,436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4"/>
          <table:table-cell table:style-name="ce19" office:value-type="float" office:value="6926645.22068176" calcext:value-type="float">
            <text:p><text:s/>6,926,645 <text:s/></text:p>
          </table:table-cell>
          <table:table-cell table:style-name="ce24" office:value-type="float" office:value="5806265.90112795" calcext:value-type="float">
            <text:p><text:s/>5,806,266 <text:s/></text:p>
          </table:table-cell>
          <table:table-cell table:style-name="ce24" office:value-type="float" office:value="1330019.0248966" calcext:value-type="float">
            <text:p><text:s/>1,330,019 <text:s/></text:p>
          </table:table-cell>
          <table:table-cell table:style-name="ce24" office:value-type="float" office:value="1098368.21218363" calcext:value-type="float">
            <text:p><text:s/>1,098,368 <text:s/></text:p>
          </table:table-cell>
          <table:table-cell table:style-name="ce24" office:value-type="float" office:value="234692.148020111" calcext:value-type="float">
            <text:p><text:s/>234,692 <text:s/></text:p>
          </table:table-cell>
          <table:table-cell table:style-name="ce24" office:value-type="float" office:value="106105.416131111" calcext:value-type="float">
            <text:p><text:s/>106,105 <text:s/></text:p>
          </table:table-cell>
          <table:table-cell table:style-name="ce24" office:value-type="float" office:value="241927.655657778" calcext:value-type="float">
            <text:p><text:s/>241,928 <text:s/></text:p>
          </table:table-cell>
          <table:table-cell table:style-name="ce24" office:value-type="float" office:value="227548.648020267" calcext:value-type="float">
            <text:p><text:s/>227,549 <text:s/></text:p>
          </table:table-cell>
          <table:table-cell table:style-name="ce24" office:value-type="float" office:value="183260.420870354" calcext:value-type="float">
            <text:p><text:s/>183,260 <text:s/></text:p>
          </table:table-cell>
          <table:table-cell table:style-name="ce24" office:value-type="float" office:value="971220.535258195" calcext:value-type="float">
            <text:p><text:s/>971,221 <text:s/></text:p>
          </table:table-cell>
          <table:table-cell table:style-name="ce24" office:value-type="float" office:value="890973.581105017" calcext:value-type="float">
            <text:p><text:s/>890,974 <text:s/></text:p>
          </table:table-cell>
          <table:table-cell table:style-name="ce33" office:value-type="float" office:value="522150.258984894" calcext:value-type="float">
            <text:p><text:s/>522,150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19"/>
          <table:table-cell table:style-name="ce24" table:number-columns-repeated="10"/>
          <table:table-cell table:style-name="ce33"/>
          <table:table-cell table:number-columns-repeated="1009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4"/>
          <table:table-cell table:style-name="ce19" office:value-type="float" office:value="540718.342000495" calcext:value-type="float">
            <text:p><text:s/>540,718 <text:s/></text:p>
          </table:table-cell>
          <table:table-cell table:style-name="ce24" office:value-type="float" office:value="475393.275080937" calcext:value-type="float">
            <text:p><text:s/>475,393 <text:s/></text:p>
          </table:table-cell>
          <table:table-cell table:style-name="ce24" office:value-type="float" office:value="105625.469641079" calcext:value-type="float">
            <text:p><text:s/>105,625 <text:s/></text:p>
          </table:table-cell>
          <table:table-cell table:style-name="ce24" office:value-type="float" office:value="88840.1047108819" calcext:value-type="float">
            <text:p><text:s/>88,840 <text:s/></text:p>
          </table:table-cell>
          <table:table-cell table:style-name="ce24" office:value-type="float" office:value="18409.9972338" calcext:value-type="float">
            <text:p><text:s/>18,410 <text:s/></text:p>
          </table:table-cell>
          <table:table-cell table:style-name="ce24" office:value-type="float" office:value="8433.2412" calcext:value-type="float">
            <text:p><text:s/>8,433 <text:s/></text:p>
          </table:table-cell>
          <table:table-cell table:style-name="ce24" office:value-type="float" office:value="19781.4967688889" calcext:value-type="float">
            <text:p><text:s/>19,781 <text:s/></text:p>
          </table:table-cell>
          <table:table-cell table:style-name="ce24" office:value-type="float" office:value="15983.7455133333" calcext:value-type="float">
            <text:p><text:s/>15,984 <text:s/></text:p>
          </table:table-cell>
          <table:table-cell table:style-name="ce24" office:value-type="float" office:value="14041.8993506222" calcext:value-type="float">
            <text:p><text:s/>14,042 <text:s/></text:p>
          </table:table-cell>
          <table:table-cell table:style-name="ce24" office:value-type="float" office:value="69005.2971640276" calcext:value-type="float">
            <text:p><text:s/>69,005 <text:s/></text:p>
          </table:table-cell>
          <table:table-cell table:style-name="ce24" office:value-type="float" office:value="91716.2946330856" calcext:value-type="float">
            <text:p><text:s/>91,716 <text:s/></text:p>
          </table:table-cell>
          <table:table-cell table:style-name="ce33" office:value-type="float" office:value="43555.728865218" calcext:value-type="float">
            <text:p><text:s/>43,556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4"/>
          <table:table-cell table:style-name="ce19" office:value-type="float" office:value="540608.869887234" calcext:value-type="float">
            <text:p><text:s/>540,609 <text:s/></text:p>
          </table:table-cell>
          <table:table-cell table:style-name="ce24" office:value-type="float" office:value="381211.86257916" calcext:value-type="float">
            <text:p><text:s/>381,212 <text:s/></text:p>
          </table:table-cell>
          <table:table-cell table:style-name="ce24" office:value-type="float" office:value="89760.0936676463" calcext:value-type="float">
            <text:p><text:s/>89,760 <text:s/></text:p>
          </table:table-cell>
          <table:table-cell table:style-name="ce24" office:value-type="float" office:value="80289.7015594103" calcext:value-type="float">
            <text:p><text:s/>80,290 <text:s/></text:p>
          </table:table-cell>
          <table:table-cell table:style-name="ce24" office:value-type="float" office:value="15149.5565732" calcext:value-type="float">
            <text:p><text:s/>15,150 <text:s/></text:p>
          </table:table-cell>
          <table:table-cell table:style-name="ce24" office:value-type="float" office:value="7556.25569555556" calcext:value-type="float">
            <text:p><text:s/>7,556 <text:s/></text:p>
          </table:table-cell>
          <table:table-cell table:style-name="ce24" office:value-type="float" office:value="18213.1107288889" calcext:value-type="float">
            <text:p><text:s/>18,213 <text:s/></text:p>
          </table:table-cell>
          <table:table-cell table:style-name="ce24" office:value-type="float" office:value="13671.3212511111" calcext:value-type="float">
            <text:p><text:s/>13,671 <text:s/></text:p>
          </table:table-cell>
          <table:table-cell table:style-name="ce24" office:value-type="float" office:value="12215.0671593222" calcext:value-type="float">
            <text:p><text:s/>12,215 <text:s/></text:p>
          </table:table-cell>
          <table:table-cell table:style-name="ce24" office:value-type="float" office:value="59239.0757770472" calcext:value-type="float">
            <text:p><text:s/>59,239 <text:s/></text:p>
          </table:table-cell>
          <table:table-cell table:style-name="ce24" office:value-type="float" office:value="47245.2951964789" calcext:value-type="float">
            <text:p><text:s/>47,245 <text:s/></text:p>
          </table:table-cell>
          <table:table-cell table:style-name="ce33" office:value-type="float" office:value="37872.3849704995" calcext:value-type="float">
            <text:p><text:s/>37,87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4"/>
          <table:table-cell table:style-name="ce19" office:value-type="float" office:value="569751.170652445" calcext:value-type="float">
            <text:p><text:s/>569,751 <text:s/></text:p>
          </table:table-cell>
          <table:table-cell table:style-name="ce24" office:value-type="float" office:value="464496.807264295" calcext:value-type="float">
            <text:p><text:s/>464,497 <text:s/></text:p>
          </table:table-cell>
          <table:table-cell table:style-name="ce24" office:value-type="float" office:value="107849.153315778" calcext:value-type="float">
            <text:p><text:s/>107,849 <text:s/></text:p>
          </table:table-cell>
          <table:table-cell table:style-name="ce24" office:value-type="float" office:value="88310.7459537064" calcext:value-type="float">
            <text:p><text:s/>88,311 <text:s/></text:p>
          </table:table-cell>
          <table:table-cell table:style-name="ce24" office:value-type="float" office:value="17469.6521770111" calcext:value-type="float">
            <text:p><text:s/>17,470 <text:s/></text:p>
          </table:table-cell>
          <table:table-cell table:style-name="ce24" office:value-type="float" office:value="8830.91379333333" calcext:value-type="float">
            <text:p><text:s/>8,831 <text:s/></text:p>
          </table:table-cell>
          <table:table-cell table:style-name="ce24" office:value-type="float" office:value="21295.8289" calcext:value-type="float">
            <text:p><text:s/>21,296 <text:s/></text:p>
          </table:table-cell>
          <table:table-cell table:style-name="ce24" office:value-type="float" office:value="16273.7895355556" calcext:value-type="float">
            <text:p><text:s/>16,274 <text:s/></text:p>
          </table:table-cell>
          <table:table-cell table:style-name="ce24" office:value-type="float" office:value="14322.1413466556" calcext:value-type="float">
            <text:p><text:s/>14,322 <text:s/></text:p>
          </table:table-cell>
          <table:table-cell table:style-name="ce24" office:value-type="float" office:value="75084.851418883" calcext:value-type="float">
            <text:p><text:s/>75,085 <text:s/></text:p>
          </table:table-cell>
          <table:table-cell table:style-name="ce24" office:value-type="float" office:value="72589.6875102944" calcext:value-type="float">
            <text:p><text:s/>72,590 <text:s/></text:p>
          </table:table-cell>
          <table:table-cell table:style-name="ce33" office:value-type="float" office:value="42470.043313077" calcext:value-type="float">
            <text:p><text:s/>42,470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4"/>
          <table:table-cell table:style-name="ce19" office:value-type="float" office:value="532787.123816317" calcext:value-type="float">
            <text:p><text:s/>532,787 <text:s/></text:p>
          </table:table-cell>
          <table:table-cell table:style-name="ce24" office:value-type="float" office:value="446830.960774004" calcext:value-type="float">
            <text:p><text:s/>446,831 <text:s/></text:p>
          </table:table-cell>
          <table:table-cell table:style-name="ce24" office:value-type="float" office:value="102490.70068111" calcext:value-type="float">
            <text:p><text:s/>102,491 <text:s/></text:p>
          </table:table-cell>
          <table:table-cell table:style-name="ce24" office:value-type="float" office:value="86568.8969941571" calcext:value-type="float">
            <text:p><text:s/>86,569 <text:s/></text:p>
          </table:table-cell>
          <table:table-cell table:style-name="ce24" office:value-type="float" office:value="17425.2345572889" calcext:value-type="float">
            <text:p><text:s/>17,425 <text:s/></text:p>
          </table:table-cell>
          <table:table-cell table:style-name="ce24" office:value-type="float" office:value="8960.9096" calcext:value-type="float">
            <text:p><text:s/>8,961 <text:s/></text:p>
          </table:table-cell>
          <table:table-cell table:style-name="ce24" office:value-type="float" office:value="20147.7230333333" calcext:value-type="float">
            <text:p><text:s/>20,148 <text:s/></text:p>
          </table:table-cell>
          <table:table-cell table:style-name="ce24" office:value-type="float" office:value="15776.8960111111" calcext:value-type="float">
            <text:p><text:s/>15,777 <text:s/></text:p>
          </table:table-cell>
          <table:table-cell table:style-name="ce24" office:value-type="float" office:value="13902.0542241" calcext:value-type="float">
            <text:p><text:s/>13,902 <text:s/></text:p>
          </table:table-cell>
          <table:table-cell table:style-name="ce24" office:value-type="float" office:value="75964.6511575236" calcext:value-type="float">
            <text:p><text:s/>75,965 <text:s/></text:p>
          </table:table-cell>
          <table:table-cell table:style-name="ce24" office:value-type="float" office:value="63671.4441295044" calcext:value-type="float">
            <text:p><text:s/>63,671 <text:s/></text:p>
          </table:table-cell>
          <table:table-cell table:style-name="ce33" office:value-type="float" office:value="41922.4503858755" calcext:value-type="float">
            <text:p><text:s/>41,92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4"/>
          <table:table-cell table:style-name="ce19" office:value-type="float" office:value="525425.339395949" calcext:value-type="float">
            <text:p><text:s/>525,425 <text:s/></text:p>
          </table:table-cell>
          <table:table-cell table:style-name="ce24" office:value-type="float" office:value="505883.41261195" calcext:value-type="float">
            <text:p><text:s/>505,883 <text:s/></text:p>
          </table:table-cell>
          <table:table-cell table:style-name="ce24" office:value-type="float" office:value="111358.993422963" calcext:value-type="float">
            <text:p><text:s/>111,359 <text:s/></text:p>
          </table:table-cell>
          <table:table-cell table:style-name="ce24" office:value-type="float" office:value="89374.977458812" calcext:value-type="float">
            <text:p><text:s/>89,375 <text:s/></text:p>
          </table:table-cell>
          <table:table-cell table:style-name="ce24" office:value-type="float" office:value="20723.5929955667" calcext:value-type="float">
            <text:p><text:s/>20,724 <text:s/></text:p>
          </table:table-cell>
          <table:table-cell table:style-name="ce24" office:value-type="float" office:value="10216.9355577778" calcext:value-type="float">
            <text:p><text:s/>10,217 <text:s/></text:p>
          </table:table-cell>
          <table:table-cell table:style-name="ce24" office:value-type="float" office:value="21731.0540333333" calcext:value-type="float">
            <text:p><text:s/>21,731 <text:s/></text:p>
          </table:table-cell>
          <table:table-cell table:style-name="ce24" office:value-type="float" office:value="18523.6562866667" calcext:value-type="float">
            <text:p><text:s/>18,524 <text:s/></text:p>
          </table:table-cell>
          <table:table-cell table:style-name="ce24" office:value-type="float" office:value="15613.2650330333" calcext:value-type="float">
            <text:p><text:s/>15,613 <text:s/></text:p>
          </table:table-cell>
          <table:table-cell table:style-name="ce24" office:value-type="float" office:value="85988.1870649893" calcext:value-type="float">
            <text:p><text:s/>85,988 <text:s/></text:p>
          </table:table-cell>
          <table:table-cell table:style-name="ce24" office:value-type="float" office:value="84839.0219151378" calcext:value-type="float">
            <text:p><text:s/>84,839 <text:s/></text:p>
          </table:table-cell>
          <table:table-cell table:style-name="ce33" office:value-type="float" office:value="47513.72884367" calcext:value-type="float">
            <text:p><text:s/>47,51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4"/>
          <table:table-cell table:style-name="ce19" office:value-type="float" office:value="570905.510709955" calcext:value-type="float">
            <text:p><text:s/>570,906 <text:s/></text:p>
          </table:table-cell>
          <table:table-cell table:style-name="ce24" office:value-type="float" office:value="460846.078835953" calcext:value-type="float">
            <text:p><text:s/>460,846 <text:s/></text:p>
          </table:table-cell>
          <table:table-cell table:style-name="ce24" office:value-type="float" office:value="109026.779439962" calcext:value-type="float">
            <text:p><text:s/>109,027 <text:s/></text:p>
          </table:table-cell>
          <table:table-cell table:style-name="ce24" office:value-type="float" office:value="76093.1601336549" calcext:value-type="float">
            <text:p><text:s/>76,093 <text:s/></text:p>
          </table:table-cell>
          <table:table-cell table:style-name="ce24" office:value-type="float" office:value="20513.4057508" calcext:value-type="float">
            <text:p><text:s/>20,513 <text:s/></text:p>
          </table:table-cell>
          <table:table-cell table:style-name="ce24" office:value-type="float" office:value="10450.3635733333" calcext:value-type="float">
            <text:p><text:s/>10,450 <text:s/></text:p>
          </table:table-cell>
          <table:table-cell table:style-name="ce24" office:value-type="float" office:value="21498.0466666667" calcext:value-type="float">
            <text:p><text:s/>21,498 <text:s/></text:p>
          </table:table-cell>
          <table:table-cell table:style-name="ce24" office:value-type="float" office:value="18193.4635866667" calcext:value-type="float">
            <text:p><text:s/>18,193 <text:s/></text:p>
          </table:table-cell>
          <table:table-cell table:style-name="ce24" office:value-type="float" office:value="15220.2066797444" calcext:value-type="float">
            <text:p><text:s/>15,220 <text:s/></text:p>
          </table:table-cell>
          <table:table-cell table:style-name="ce24" office:value-type="float" office:value="74369.1688619355" calcext:value-type="float">
            <text:p><text:s/>74,369 <text:s/></text:p>
          </table:table-cell>
          <table:table-cell table:style-name="ce24" office:value-type="float" office:value="65504.4054724411" calcext:value-type="float">
            <text:p><text:s/>65,504 <text:s/></text:p>
          </table:table-cell>
          <table:table-cell table:style-name="ce33" office:value-type="float" office:value="49977.0786707482" calcext:value-type="float">
            <text:p><text:s/>49,977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4"/>
          <table:table-cell table:style-name="ce19" office:value-type="float" office:value="643018.034203907" calcext:value-type="float">
            <text:p><text:s/>643,018 <text:s/></text:p>
          </table:table-cell>
          <table:table-cell table:style-name="ce24" office:value-type="float" office:value="483202.107591398" calcext:value-type="float">
            <text:p><text:s/>483,202 <text:s/></text:p>
          </table:table-cell>
          <table:table-cell table:style-name="ce24" office:value-type="float" office:value="117230.01488039" calcext:value-type="float">
            <text:p><text:s/>117,230 <text:s/></text:p>
          </table:table-cell>
          <table:table-cell table:style-name="ce24" office:value-type="float" office:value="74634.5139701851" calcext:value-type="float">
            <text:p><text:s/>74,635 <text:s/></text:p>
          </table:table-cell>
          <table:table-cell table:style-name="ce24" office:value-type="float" office:value="22588.5769888889" calcext:value-type="float">
            <text:p><text:s/>22,589 <text:s/></text:p>
          </table:table-cell>
          <table:table-cell table:style-name="ce24" office:value-type="float" office:value="11206.9348" calcext:value-type="float">
            <text:p><text:s/>11,207 <text:s/></text:p>
          </table:table-cell>
          <table:table-cell table:style-name="ce24" office:value-type="float" office:value="22670.2577311111" calcext:value-type="float">
            <text:p><text:s/>22,670 <text:s/></text:p>
          </table:table-cell>
          <table:table-cell table:style-name="ce24" office:value-type="float" office:value="20502.0955066667" calcext:value-type="float">
            <text:p><text:s/>20,502 <text:s/></text:p>
          </table:table-cell>
          <table:table-cell table:style-name="ce24" office:value-type="float" office:value="17099.8304963667" calcext:value-type="float">
            <text:p><text:s/>17,100 <text:s/></text:p>
          </table:table-cell>
          <table:table-cell table:style-name="ce24" office:value-type="float" office:value="77374.2015145765" calcext:value-type="float">
            <text:p><text:s/>77,374 <text:s/></text:p>
          </table:table-cell>
          <table:table-cell table:style-name="ce24" office:value-type="float" office:value="73772.2970928278" calcext:value-type="float">
            <text:p><text:s/>73,772 <text:s/></text:p>
          </table:table-cell>
          <table:table-cell table:style-name="ce33" office:value-type="float" office:value="46123.3846103852" calcext:value-type="float">
            <text:p><text:s/>46,123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4"/>
          <table:table-cell table:style-name="ce19" office:value-type="float" office:value="655782.240364539" calcext:value-type="float">
            <text:p><text:s/>655,782 <text:s/></text:p>
          </table:table-cell>
          <table:table-cell table:style-name="ce24" office:value-type="float" office:value="504597.40598936" calcext:value-type="float">
            <text:p><text:s/>504,597 <text:s/></text:p>
          </table:table-cell>
          <table:table-cell table:style-name="ce24" office:value-type="float" office:value="118747.974896454" calcext:value-type="float">
            <text:p><text:s/>118,748 <text:s/></text:p>
          </table:table-cell>
          <table:table-cell table:style-name="ce24" office:value-type="float" office:value="79023.6628822924" calcext:value-type="float">
            <text:p><text:s/>79,024 <text:s/></text:p>
          </table:table-cell>
          <table:table-cell table:style-name="ce24" office:value-type="float" office:value="22633.4275366667" calcext:value-type="float">
            <text:p><text:s/>22,633 <text:s/></text:p>
          </table:table-cell>
          <table:table-cell table:style-name="ce24" office:value-type="float" office:value="11216.4007977778" calcext:value-type="float">
            <text:p><text:s/>11,216 <text:s/></text:p>
          </table:table-cell>
          <table:table-cell table:style-name="ce24" office:value-type="float" office:value="22569.4312666667" calcext:value-type="float">
            <text:p><text:s/>22,569 <text:s/></text:p>
          </table:table-cell>
          <table:table-cell table:style-name="ce24" office:value-type="float" office:value="20500.6175666667" calcext:value-type="float">
            <text:p><text:s/>20,501 <text:s/></text:p>
          </table:table-cell>
          <table:table-cell table:style-name="ce24" office:value-type="float" office:value="17316.2669965333" calcext:value-type="float">
            <text:p><text:s/>17,316 <text:s/></text:p>
          </table:table-cell>
          <table:table-cell table:style-name="ce24" office:value-type="float" office:value="79048.8893812298" calcext:value-type="float">
            <text:p><text:s/>79,049 <text:s/></text:p>
          </table:table-cell>
          <table:table-cell table:style-name="ce24" office:value-type="float" office:value="85416.8369839344" calcext:value-type="float">
            <text:p><text:s/>85,417 <text:s/></text:p>
          </table:table-cell>
          <table:table-cell table:style-name="ce33" office:value-type="float" office:value="48123.8976811388" calcext:value-type="float">
            <text:p><text:s/>48,124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4"/>
          <table:table-cell table:style-name="ce19" office:value-type="float" office:value="679164.402846808" calcext:value-type="float">
            <text:p><text:s/>679,164 <text:s/></text:p>
          </table:table-cell>
          <table:table-cell table:style-name="ce24" office:value-type="float" office:value="536801.530888751" calcext:value-type="float">
            <text:p><text:s/>536,802 <text:s/></text:p>
          </table:table-cell>
          <table:table-cell table:style-name="ce24" office:value-type="float" office:value="126722.345611539" calcext:value-type="float">
            <text:p><text:s/>126,722 <text:s/></text:p>
          </table:table-cell>
          <table:table-cell table:style-name="ce24" office:value-type="float" office:value="89966.8876745737" calcext:value-type="float">
            <text:p><text:s/>89,967 <text:s/></text:p>
          </table:table-cell>
          <table:table-cell table:style-name="ce24" office:value-type="float" office:value="22179.8489044444" calcext:value-type="float">
            <text:p><text:s/>22,180 <text:s/></text:p>
          </table:table-cell>
          <table:table-cell table:style-name="ce24" office:value-type="float" office:value="11544.8548488889" calcext:value-type="float">
            <text:p><text:s/>11,545 <text:s/></text:p>
          </table:table-cell>
          <table:table-cell table:style-name="ce24" office:value-type="float" office:value="22969.65202" calcext:value-type="float">
            <text:p><text:s/>22,970 <text:s/></text:p>
          </table:table-cell>
          <table:table-cell table:style-name="ce24" office:value-type="float" office:value="21973.98296" calcext:value-type="float">
            <text:p><text:s/>21,974 <text:s/></text:p>
          </table:table-cell>
          <table:table-cell table:style-name="ce24" office:value-type="float" office:value="17373.8364994667" calcext:value-type="float">
            <text:p><text:s/>17,374 <text:s/></text:p>
          </table:table-cell>
          <table:table-cell table:style-name="ce24" office:value-type="float" office:value="88205.2283010108" calcext:value-type="float">
            <text:p><text:s/>88,205 <text:s/></text:p>
          </table:table-cell>
          <table:table-cell table:style-name="ce24" office:value-type="float" office:value="80460.2313760855" calcext:value-type="float">
            <text:p><text:s/>80,460 <text:s/></text:p>
          </table:table-cell>
          <table:table-cell table:style-name="ce33" office:value-type="float" office:value="55404.6626927419" calcext:value-type="float">
            <text:p><text:s/>55,405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4"/>
          <table:table-cell table:style-name="ce19" office:value-type="float" office:value="669005.749995312" calcext:value-type="float">
            <text:p><text:s/>669,006 <text:s/></text:p>
          </table:table-cell>
          <table:table-cell table:style-name="ce24" office:value-type="float" office:value="520866.812723729" calcext:value-type="float">
            <text:p><text:s/>520,867 <text:s/></text:p>
          </table:table-cell>
          <table:table-cell table:style-name="ce24" office:value-type="float" office:value="125977.409756073" calcext:value-type="float">
            <text:p><text:s/>125,977 <text:s/></text:p>
          </table:table-cell>
          <table:table-cell table:style-name="ce24" office:value-type="float" office:value="94314.9842546892" calcext:value-type="float">
            <text:p><text:s/>94,315 <text:s/></text:p>
          </table:table-cell>
          <table:table-cell table:style-name="ce24" office:value-type="float" office:value="20172.7216133333" calcext:value-type="float">
            <text:p><text:s/>20,173 <text:s/></text:p>
          </table:table-cell>
          <table:table-cell table:style-name="ce24" office:value-type="float" office:value="11325.6959355556" calcext:value-type="float">
            <text:p><text:s/>11,326 <text:s/></text:p>
          </table:table-cell>
          <table:table-cell table:style-name="ce24" office:value-type="float" office:value="22969.9693933333" calcext:value-type="float">
            <text:p><text:s/>22,970 <text:s/></text:p>
          </table:table-cell>
          <table:table-cell table:style-name="ce24" office:value-type="float" office:value="20399.8162466667" calcext:value-type="float">
            <text:p><text:s/>20,400 <text:s/></text:p>
          </table:table-cell>
          <table:table-cell table:style-name="ce24" office:value-type="float" office:value="17393.5067600778" calcext:value-type="float">
            <text:p><text:s/>17,394 <text:s/></text:p>
          </table:table-cell>
          <table:table-cell table:style-name="ce24" office:value-type="float" office:value="88199.0539624749" calcext:value-type="float">
            <text:p><text:s/>88,199 <text:s/></text:p>
          </table:table-cell>
          <table:table-cell table:style-name="ce24" office:value-type="float" office:value="65961.4588206578" calcext:value-type="float">
            <text:p><text:s/>65,961 <text:s/></text:p>
          </table:table-cell>
          <table:table-cell table:style-name="ce33" office:value-type="float" office:value="54152.1959808673" calcext:value-type="float">
            <text:p><text:s/>54,152 <text:s/></text:p>
          </table:table-cell>
          <table:table-cell table:number-columns-repeated="1009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4"/>
          <table:table-cell table:style-name="ce19" office:value-type="float" office:value="635351.953277031" calcext:value-type="float">
            <text:p><text:s/>635,352 <text:s/></text:p>
          </table:table-cell>
          <table:table-cell table:style-name="ce24" office:value-type="float" office:value="485579.226397129" calcext:value-type="float">
            <text:p><text:s/>485,579 <text:s/></text:p>
          </table:table-cell>
          <table:table-cell table:style-name="ce24" office:value-type="float" office:value="116692.0110009" calcext:value-type="float">
            <text:p><text:s/>116,692 <text:s/></text:p>
          </table:table-cell>
          <table:table-cell table:style-name="ce24" office:value-type="float" office:value="92206.9516597631" calcext:value-type="float">
            <text:p><text:s/>92,207 <text:s/></text:p>
          </table:table-cell>
          <table:table-cell table:style-name="ce24" office:value-type="float" office:value="17837.9570066667" calcext:value-type="float">
            <text:p><text:s/>17,838 <text:s/></text:p>
          </table:table-cell>
          <table:table-cell table:style-name="ce24" office:value-type="float" office:value="10203.5899177778" calcext:value-type="float">
            <text:p><text:s/>10,204 <text:s/></text:p>
          </table:table-cell>
          <table:table-cell table:style-name="ce24" office:value-type="float" office:value="21059.3688377778" calcext:value-type="float">
            <text:p><text:s/>21,059 <text:s/></text:p>
          </table:table-cell>
          <table:table-cell table:style-name="ce24" office:value-type="float" office:value="18849.2684355556" calcext:value-type="float">
            <text:p><text:s/>18,849 <text:s/></text:p>
          </table:table-cell>
          <table:table-cell table:style-name="ce24" office:value-type="float" office:value="16236.5391590667" calcext:value-type="float">
            <text:p><text:s/>16,237 <text:s/></text:p>
          </table:table-cell>
          <table:table-cell table:style-name="ce24" office:value-type="float" office:value="79021.5608952855" calcext:value-type="float">
            <text:p><text:s/>79,022 <text:s/></text:p>
          </table:table-cell>
          <table:table-cell table:style-name="ce24" office:value-type="float" office:value="60444.5319123089" calcext:value-type="float">
            <text:p><text:s/>60,445 <text:s/></text:p>
          </table:table-cell>
          <table:table-cell table:style-name="ce33" office:value-type="float" office:value="53027.4475720271" calcext:value-type="float">
            <text:p><text:s/>53,027 <text:s/></text:p>
          </table:table-cell>
          <table:table-cell table:number-columns-repeated="1009"/>
        </table:table-row>
        <table:table-row table:style-name="ro4">
          <table:table-cell table:style-name="ce6"/>
          <table:table-cell table:style-name="ce12" office:value-type="string" calcext:value-type="string">
            <text:p>1 - 11月</text:p>
          </table:table-cell>
          <table:table-cell table:style-name="ce15"/>
          <table:table-cell table:style-name="ce20" office:value-type="float" office:value="6562518.73714999" calcext:value-type="float">
            <text:p><text:s/>6,562,519 <text:s/></text:p>
          </table:table-cell>
          <table:table-cell table:style-name="ce25" office:value-type="float" office:value="5265709.48073667" calcext:value-type="float">
            <text:p><text:s/>5,265,709 <text:s/></text:p>
          </table:table-cell>
          <table:table-cell table:style-name="ce25" office:value-type="float" office:value="1231480.94631389" calcext:value-type="float">
            <text:p><text:s/>1,231,481 <text:s/></text:p>
          </table:table-cell>
          <table:table-cell table:style-name="ce25" office:value-type="float" office:value="939624.587252126" calcext:value-type="float">
            <text:p><text:s/>939,625 <text:s/></text:p>
          </table:table-cell>
          <table:table-cell table:style-name="ce25" office:value-type="float" office:value="215103.971337667" calcext:value-type="float">
            <text:p><text:s/>215,104 <text:s/></text:p>
          </table:table-cell>
          <table:table-cell table:style-name="ce25" office:value-type="float" office:value="109946.09572" calcext:value-type="float">
            <text:p><text:s/>109,946 <text:s/></text:p>
          </table:table-cell>
          <table:table-cell table:style-name="ce25" office:value-type="float" office:value="234905.93938" calcext:value-type="float">
            <text:p><text:s/>234,906 <text:s/></text:p>
          </table:table-cell>
          <table:table-cell table:style-name="ce25" office:value-type="float" office:value="200648.6529" calcext:value-type="float">
            <text:p><text:s/>200,649 <text:s/></text:p>
          </table:table-cell>
          <table:table-cell table:style-name="ce25" office:value-type="float" office:value="170734.613704989" calcext:value-type="float">
            <text:p><text:s/>170,735 <text:s/></text:p>
          </table:table-cell>
          <table:table-cell table:style-name="ce25" office:value-type="float" office:value="851500.165498984" calcext:value-type="float">
            <text:p><text:s/>851,500 <text:s/></text:p>
          </table:table-cell>
          <table:table-cell table:style-name="ce25" office:value-type="float" office:value="791621.505042757" calcext:value-type="float">
            <text:p><text:s/>791,622 <text:s/></text:p>
          </table:table-cell>
          <table:table-cell table:style-name="ce34" office:value-type="float" office:value="520143.003586249" calcext:value-type="float">
            <text:p><text:s/>520,143 <text:s/></text:p>
          </table:table-cell>
          <table:table-cell table:number-columns-repeated="100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住宅與服務業部門能源消費</dc:title>
    <dc:subject>住宅與服務業部門能源消費</dc:subject>
    <meta:keyword>能源統計月報</meta:keyword>
    <dc:description>住宅與服務業部門能源消費</dc:description>
    <meta:initial-creator>國際合作與能源統計科</meta:initial-creator>
    <meta:creation-date>2012-04-18T17:28:02</meta:creation-date>
    <dc:creator>方文秀</dc:creator>
    <dc:date>2021-12-29T20:20:04</dc:date>
    <meta:print-date>2021-12-29T20:20:02</meta:print-date>
    <meta:document-statistic meta:table-count="1" meta:cell-count="59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